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application/rdf+xml" manifest:full-path="manifest.rdf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9.43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65.79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18.4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nexo 3.13. Remuner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Matrí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2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2"/>
          <table:table-cell table:style-name="ce2" office:value-type="string" calcext:value-type="string" table:number-columns-spanned="4" table:number-rows-spanned="1">
            <text:p>DESCONTOS</text:p>
          </table:table-cell>
          <table:covered-table-cell table:number-columns-repeated="2" table:style-name="ce10"/>
          <table:covered-table-cell table:style-name="ce11"/>
          <table:table-cell table:style-name="ce4" office:value-type="string" calcext:value-type="string" table:number-columns-spanned="1" table:number-rows-spanned="3">
            <text:p>Rendimento Líquido Total <text:s text:c="11"/>(l)</text:p>
          </table:table-cell>
          <table:table-cell table:style-name="ce2" office:value-type="string" calcext:value-type="string" table:number-columns-spanned="5" table:number-rows-spanned="2">
            <text:p>INDENIZAÇÕES (m)</text:p>
          </table:table-cell>
          <table:covered-table-cell table:number-columns-repeated="4"/>
          <table:table-cell table:style-name="ce2" office:value-type="string" calcext:value-type="string" table:number-columns-spanned="9" table:number-rows-spanned="2">
            <text:p>OUTRAS REMUNERAÇÕES TEMPORÁRIAS (n)</text:p>
          </table:table-cell>
          <table:covered-table-cell table:number-columns-repeated="8"/>
          <table:table-cell table:number-columns-repeated="994"/>
        </table:table-row>
        <table:table-row table:style-name="ro2">
          <table:covered-table-cell table:number-columns-repeated="4" table:style-name="ce2"/>
          <table:table-cell table:style-name="ce3" office:value-type="string" calcext:value-type="string" table:number-columns-spanned="2" table:number-rows-spanned="1">
            <text:p>REMUNERAÇÃO BÁSICA</text:p>
          </table:table-cell>
          <table:covered-table-cell table:style-name="ce3"/>
          <table:table-cell table:style-name="ce5" office:value-type="string" calcext:value-type="string" table:number-columns-spanned="4" table:number-rows-spanned="1">
            <text:p>REMUNERAÇÃO EVENTUAL OU BÁSICA</text:p>
          </table:table-cell>
          <table:covered-table-cell table:number-columns-repeated="3" table:style-name="ce6"/>
          <table:table-cell table:style-name="ce4" office:value-type="string" calcext:value-type="string" table:number-columns-spanned="1" table:number-rows-spanned="2">
            <text:p>Total de Rendimentos Brutos <text:s text:c="21"/>(g)</text:p>
          </table:table-cell>
          <table:table-cell table:style-name="ce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otal de Descontos <text:s text:c="209"/>(k)</text:p>
          </table:table-cell>
          <table:covered-table-cell table:style-name="ce12"/>
          <table:covered-table-cell table:number-columns-repeated="14"/>
          <table:table-cell table:number-columns-repeated="994"/>
        </table:table-row>
        <table:table-row table:style-name="ro3">
          <table:covered-table-cell table:number-columns-repeated="4" table:style-name="ce2"/>
          <table:table-cell table:style-name="ce4" office:value-type="string" calcext:value-type="string">
            <text:p>Remuneração do Cargo Efetivo <text:s text:c="16"/>(a)</text:p>
          </table:table-cell>
          <table:table-cell table:style-name="ce4" office:value-type="string" calcext:value-type="string">
            <text:p>Outras Verbas Remuneratórias, Legais ou Judiciais <text:s text:c="15"/>(b)</text:p>
          </table:table-cell>
          <table:table-cell table:style-name="ce4" office:value-type="string" calcext:value-type="string">
            <text:p>Função de Confiança ou Cargo em Comissão <text:s text:c="10"/>(c)</text:p>
          </table:table-cell>
          <table:table-cell table:style-name="ce4" office:value-type="string" calcext:value-type="string">
            <text:p>Gratificação Natalina <text:s text:c="13"/>(d)</text:p>
          </table:table-cell>
          <table:table-cell table:style-name="ce4" office:value-type="string" calcext:value-type="string">
            <text:p>Férias (1/3 constitucional) (e)</text:p>
          </table:table-cell>
          <table:table-cell table:style-name="ce7" office:value-type="string" calcext:value-type="string">
            <text:p>Abono de Permanência (f)</text:p>
          </table:table-cell>
          <table:covered-table-cell table:style-name="ce8"/>
          <table:table-cell table:style-name="ce9" office:value-type="string" calcext:value-type="string">
            <text:p>Contribuição Previdenciária (h)</text:p>
          </table:table-cell>
          <table:table-cell table:style-name="ce4" office:value-type="string" calcext:value-type="string">
            <text:p>Imposto de Renda <text:s text:c="19"/>(i)</text:p>
          </table:table-cell>
          <table:table-cell table:style-name="ce4" office:value-type="string" calcext:value-type="string">
            <text:p>Retenção por Teto Constitucional (j)</text:p>
          </table:table-cell>
          <table:covered-table-cell table:number-columns-repeated="2" table:style-name="ce8"/>
          <table:table-cell table:style-name="ce4" office:value-type="string" calcext:value-type="string">
            <text:p>Auxílio Alimentação</text:p>
          </table:table-cell>
          <table:table-cell table:style-name="ce4" office:value-type="string" calcext:value-type="string">
            <text:p>Auxílio Transporte</text:p>
          </table:table-cell>
          <table:table-cell table:style-name="ce4" office:value-type="string" calcext:value-type="string">
            <text:p>Auxílio Moradia</text:p>
          </table:table-cell>
          <table:table-cell table:style-name="ce4" office:value-type="string" calcext:value-type="string">
            <text:p>Férias Indenizadas</text:p>
          </table:table-cell>
          <table:table-cell table:style-name="ce4" office:value-type="string" calcext:value-type="string">
            <text:p>Férias Indenizadas de Estágio</text:p>
          </table:table-cell>
          <table:table-cell table:style-name="ce4" office:value-type="string" calcext:value-type="string">
            <text:p>Insalubridade</text:p>
          </table:table-cell>
          <table:table-cell table:style-name="ce4" office:value-type="string" calcext:value-type="string">
            <text:p>Remuneração Lei 6773</text:p>
          </table:table-cell>
          <table:table-cell table:style-name="ce4" office:value-type="string" calcext:value-type="string">
            <text:p>Remuneração Lei 6818</text:p>
          </table:table-cell>
          <table:table-cell table:style-name="ce4" office:value-type="string" calcext:value-type="string">
            <text:p>Diferença de Entrância</text:p>
          </table:table-cell>
          <table:table-cell table:style-name="ce4" office:value-type="string" calcext:value-type="string">
            <text:p>Remuneração Lei 6773 / Ato 09/2012</text:p>
          </table:table-cell>
          <table:table-cell table:style-name="ce4" office:value-type="string" calcext:value-type="string">
            <text:p>Remuneração Ato 11/2018</text:p>
          </table:table-cell>
          <table:table-cell table:style-name="ce4" office:value-type="string" calcext:value-type="string">
            <text:p>Coordenação de Grupos de Trabalho</text:p>
          </table:table-cell>
          <table:table-cell table:style-name="ce4" office:value-type="string" calcext:value-type="string">
            <text:p>Participação em Comissões e Projetos</text:p>
          </table:table-cell>
          <table:table-cell table:style-name="ce4" office:value-type="string" calcext:value-type="string">
            <text:p>Remuneração de Chefia / Direção / Assessoria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ANA CARINA DE BARROS LIMA DANTAS PEIXOTO<text:s text:c="3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1485.62">
            <text:p>1.485,6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07.90">
            <text:p>7.807,9</text:p>
          </table:table-cell>
          <table:table-cell office:value-type="float" office:value="612.74">
            <text:p>612,74</text:p>
          </table:table-cell>
          <table:table-cell office:value-type="float" office:value="850.38">
            <text:p>850,38</text:p>
          </table:table-cell>
          <table:table-cell office:value-type="float" office:value="0.00">
            <text:p>0</text:p>
          </table:table-cell>
          <table:table-cell office:value-type="float" office:value="1463.12">
            <text:p>1.463,12</text:p>
          </table:table-cell>
          <table:table-cell office:value-type="float" office:value="6344.78">
            <text:p>6.344,7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DO RENATO FERNANDES CUNHA<text:s text:c="53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ESSANDRA KARINA CALHEIROS MORAIS COSTA<text:s text:c="40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EXANDRE CAVALCANTE BORBA DE OLIVEIRA<text:s text:c="4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4610.38">
            <text:p>4.610,3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INE SANTOS CARMO BRANDAO<text:s text:c="54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89.25">
            <text:p>89,25</text:p>
          </table:table-cell>
          <table:table-cell office:value-type="float" office:value="0.00">
            <text:p>0</text:p>
          </table:table-cell>
          <table:table-cell office:value-type="float" office:value="9160.30">
            <text:p>9.160,3</text:p>
          </table:table-cell>
          <table:table-cell office:value-type="float" office:value="589.17">
            <text:p>589,17</text:p>
          </table:table-cell>
          <table:table-cell office:value-type="float" office:value="1256.37">
            <text:p>1.256,37</text:p>
          </table:table-cell>
          <table:table-cell office:value-type="float" office:value="0.00">
            <text:p>0</text:p>
          </table:table-cell>
          <table:table-cell office:value-type="float" office:value="1845.54">
            <text:p>1.845,54</text:p>
          </table:table-cell>
          <table:table-cell office:value-type="float" office:value="7314.76">
            <text:p>7.314,7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7.80">
            <text:p>267,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VARO BONATO SEHNEM<text:s text:c="60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562.19">
            <text:p>6.562,19</text:p>
          </table:table-cell>
          <table:table-cell office:value-type="float" office:value="534.44">
            <text:p>534,44</text:p>
          </table:table-cell>
          <table:table-cell office:value-type="float" office:value="581.48">
            <text:p>581,48</text:p>
          </table:table-cell>
          <table:table-cell office:value-type="float" office:value="0.00">
            <text:p>0</text:p>
          </table:table-cell>
          <table:table-cell office:value-type="float" office:value="1115.92">
            <text:p>1.115,92</text:p>
          </table:table-cell>
          <table:table-cell office:value-type="float" office:value="5446.27">
            <text:p>5.446,2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VARO CARVALHO MACEDO DOS SANTOS<text:s text:c="47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322.28">
            <text:p>6.322,28</text:p>
          </table:table-cell>
          <table:table-cell office:value-type="float" office:value="612.74">
            <text:p>612,74</text:p>
          </table:table-cell>
          <table:table-cell office:value-type="float" office:value="493.97">
            <text:p>493,97</text:p>
          </table:table-cell>
          <table:table-cell office:value-type="float" office:value="0.00">
            <text:p>0</text:p>
          </table:table-cell>
          <table:table-cell office:value-type="float" office:value="1106.71">
            <text:p>1.106,71</text:p>
          </table:table-cell>
          <table:table-cell office:value-type="float" office:value="5215.57">
            <text:p>5.215,5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VARO ESTEVAO FREIRE SILVA<text:s text:c="53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76.64">
            <text:p>76,64</text:p>
          </table:table-cell>
          <table:table-cell office:value-type="float" office:value="0.00">
            <text:p>0</text:p>
          </table:table-cell>
          <table:table-cell office:value-type="float" office:value="570.76">
            <text:p>570,76</text:p>
          </table:table-cell>
          <table:table-cell office:value-type="float" office:value="4673.22">
            <text:p>4.673,2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YSON ELVIS LIMA BALBINO<text:s text:c="55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3194.71">
            <text:p>3.194,71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3.18">
            <text:p>5.353,18</text:p>
          </table:table-cell>
          <table:table-cell office:value-type="float" office:value="351.42">
            <text:p>351,42</text:p>
          </table:table-cell>
          <table:table-cell office:value-type="float" office:value="320.08">
            <text:p>320,08</text:p>
          </table:table-cell>
          <table:table-cell office:value-type="float" office:value="0.00">
            <text:p>0</text:p>
          </table:table-cell>
          <table:table-cell office:value-type="float" office:value="671.50">
            <text:p>671,5</text:p>
          </table:table-cell>
          <table:table-cell office:value-type="float" office:value="4681.68">
            <text:p>4.681,6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9.47">
            <text:p>319,4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MANDA ELOYSE SILVA COSTA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4610.38">
            <text:p>4.610,3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A CAROLINA DE HOLANDA CAVALCANTE<text:s text:c="46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A CRISTINA FORQUEVITZ FERREIRA<text:s text:c="4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902.50">
            <text:p>7.902,5</text:p>
          </table:table-cell>
          <table:table-cell office:value-type="float" office:value="555.82">
            <text:p>555,82</text:p>
          </table:table-cell>
          <table:table-cell office:value-type="float" office:value="944.19">
            <text:p>944,19</text:p>
          </table:table-cell>
          <table:table-cell office:value-type="float" office:value="0.00">
            <text:p>0</text:p>
          </table:table-cell>
          <table:table-cell office:value-type="float" office:value="1500.01">
            <text:p>1.500,01</text:p>
          </table:table-cell>
          <table:table-cell office:value-type="float" office:value="6402.49">
            <text:p>6.402,4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0.60">
            <text:p>1.010,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ERSON MACENA CAVALCANTE<text:s text:c="54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 FERREIRA ALECIO GOMES<text:s text:c="53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3352.58">
            <text:p>3.352,5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A GUIMARAES BEZERRA<text:s text:c="56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IA CANSANCAO DE SIQUEIRA<text:s text:c="5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04.86">
            <text:p>5.804,86</text:p>
          </table:table-cell>
          <table:table-cell office:value-type="float" office:value="555.82">
            <text:p>555,82</text:p>
          </table:table-cell>
          <table:table-cell office:value-type="float" office:value="375.71">
            <text:p>375,71</text:p>
          </table:table-cell>
          <table:table-cell office:value-type="float" office:value="0.00">
            <text:p>0</text:p>
          </table:table-cell>
          <table:table-cell office:value-type="float" office:value="931.53">
            <text:p>931,53</text:p>
          </table:table-cell>
          <table:table-cell office:value-type="float" office:value="4873.33">
            <text:p>4.873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ANDRESSA DE FREITAS SANTOS<text:s text:c="54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2.88">
            <text:p>92,8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2.88">
            <text:p>92,8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SSA DE FREITAS SANTOS<text:s text:c="54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1291.05">
            <text:p>1.291,05</text:p>
          </table:table-cell>
          <table:table-cell office:value-type="float" office:value="0.00">
            <text:p>0</text:p>
          </table:table-cell>
          <table:table-cell office:value-type="float" office:value="6055.88">
            <text:p>6.055,88</text:p>
          </table:table-cell>
          <table:table-cell office:value-type="float" office:value="306.52">
            <text:p>306,52</text:p>
          </table:table-cell>
          <table:table-cell office:value-type="float" office:value="201.15">
            <text:p>201,15</text:p>
          </table:table-cell>
          <table:table-cell office:value-type="float" office:value="0.00">
            <text:p>0</text:p>
          </table:table-cell>
          <table:table-cell office:value-type="float" office:value="507.67">
            <text:p>507,67</text:p>
          </table:table-cell>
          <table:table-cell office:value-type="float" office:value="5548.21">
            <text:p>5.548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9.33">
            <text:p>139,3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SSA LOUREIRO DE MENDONCA ALVES<text:s text:c="45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1497.19">
            <text:p>1.497,19</text:p>
          </table:table-cell>
          <table:table-cell office:value-type="float" office:value="0.00">
            <text:p>0</text:p>
          </table:table-cell>
          <table:table-cell office:value-type="float" office:value="6741.17">
            <text:p>6.741,17</text:p>
          </table:table-cell>
          <table:table-cell office:value-type="float" office:value="494.12">
            <text:p>494,12</text:p>
          </table:table-cell>
          <table:table-cell office:value-type="float" office:value="44.75">
            <text:p>44,75</text:p>
          </table:table-cell>
          <table:table-cell office:value-type="float" office:value="0.00">
            <text:p>0</text:p>
          </table:table-cell>
          <table:table-cell office:value-type="float" office:value="538.87">
            <text:p>538,87</text:p>
          </table:table-cell>
          <table:table-cell office:value-type="float" office:value="6202.30">
            <text:p>6.202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ZA FABIANE VILANOVA SILVA<text:s text:c="50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ANDREZA GALINDO ALVES DE QUEIROZ<text:s text:c="4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7.06">
            <text:p>357,0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7.06">
            <text:p>357,0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ZA GALINDO ALVES DE QUEIROZ<text:s text:c="4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178.51">
            <text:p>178,51</text:p>
          </table:table-cell>
          <table:table-cell office:value-type="float" office:value="0.00">
            <text:p>0</text:p>
          </table:table-cell>
          <table:table-cell office:value-type="float" office:value="7909.20">
            <text:p>7.909,2</text:p>
          </table:table-cell>
          <table:table-cell office:value-type="float" office:value="589.17">
            <text:p>589,17</text:p>
          </table:table-cell>
          <table:table-cell office:value-type="float" office:value="887.77">
            <text:p>887,77</text:p>
          </table:table-cell>
          <table:table-cell office:value-type="float" office:value="0.00">
            <text:p>0</text:p>
          </table:table-cell>
          <table:table-cell office:value-type="float" office:value="1476.94">
            <text:p>1.476,94</text:p>
          </table:table-cell>
          <table:table-cell office:value-type="float" office:value="6432.26">
            <text:p>6.432,2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.61">
            <text:p>535,6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GELA KATIA TENORIO SCALA<text:s text:c="54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8692.37">
            <text:p>8.692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56.16">
            <text:p>956,16</text:p>
          </table:table-cell>
          <table:table-cell office:value-type="float" office:value="10400.49">
            <text:p>10.400,49</text:p>
          </table:table-cell>
          <table:table-cell office:value-type="float" office:value="956.16">
            <text:p>956,16</text:p>
          </table:table-cell>
          <table:table-cell office:value-type="float" office:value="1521.04">
            <text:p>1.521,04</text:p>
          </table:table-cell>
          <table:table-cell office:value-type="float" office:value="0.00">
            <text:p>0</text:p>
          </table:table-cell>
          <table:table-cell office:value-type="float" office:value="2477.20">
            <text:p>2.477,2</text:p>
          </table:table-cell>
          <table:table-cell office:value-type="float" office:value="7923.29">
            <text:p>7.923,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MIGUEL BARROS TENORIO VARJAO DOS SANTOS<text:s text:c="33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20.74">
            <text:p>220,74</text:p>
          </table:table-cell>
          <table:table-cell office:value-type="float" office:value="0.00">
            <text:p>0</text:p>
          </table:table-cell>
          <table:table-cell office:value-type="float" office:value="714.86">
            <text:p>714,86</text:p>
          </table:table-cell>
          <table:table-cell office:value-type="float" office:value="4529.12">
            <text:p>4.529,1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PACHECO SANTOS COSTA<text:s text:c="5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4610.38">
            <text:p>4.610,3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THUR TAVARES DE CARVALHO BARROS<text:s text:c="47"/></text:p>
          </table:table-cell>
          <table:table-cell office:value-type="string">
            <text:p>DIRETOR DE CONTABILIDADE E FINANÇAS<text:s text:c="5"/>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5781.22">
            <text:p>5.781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660.54">
            <text:p>12.660,54</text:p>
          </table:table-cell>
          <table:table-cell office:value-type="float" office:value="612.74">
            <text:p>612,74</text:p>
          </table:table-cell>
          <table:table-cell office:value-type="float" office:value="2237.00">
            <text:p>2.237</text:p>
          </table:table-cell>
          <table:table-cell office:value-type="float" office:value="0.00">
            <text:p>0</text:p>
          </table:table-cell>
          <table:table-cell office:value-type="float" office:value="2849.74">
            <text:p>2.849,74</text:p>
          </table:table-cell>
          <table:table-cell office:value-type="float" office:value="9810.80">
            <text:p>9.810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57.04">
            <text:p>557,0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TUR SAMPAIO TORRES<text:s text:c="60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URORA AUGUSTA GOMES LEITE<text:s text:c="54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BELKISSY MARTINS COSTA DE LUCENA<text:s text:c="48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20.74">
            <text:p>220,74</text:p>
          </table:table-cell>
          <table:table-cell office:value-type="float" office:value="0.00">
            <text:p>0</text:p>
          </table:table-cell>
          <table:table-cell office:value-type="float" office:value="714.86">
            <text:p>714,86</text:p>
          </table:table-cell>
          <table:table-cell office:value-type="float" office:value="4529.12">
            <text:p>4.529,1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BIANCA ATTANASIO ANDRADE<text:s text:c="56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BRUNO DANIEL DE LIMA<text:s text:c="60"/></text:p>
          </table:table-cell>
          <table:table-cell office:value-type="string">
            <text:p>CONTADOR DO MINISTERIO PUBLICO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97.20">
            <text:p>7.397,2</text:p>
          </table:table-cell>
          <table:table-cell office:value-type="float" office:value="555.82">
            <text:p>555,82</text:p>
          </table:table-cell>
          <table:table-cell office:value-type="float" office:value="805.23">
            <text:p>805,23</text:p>
          </table:table-cell>
          <table:table-cell office:value-type="float" office:value="0.00">
            <text:p>0</text:p>
          </table:table-cell>
          <table:table-cell office:value-type="float" office:value="1361.05">
            <text:p>1.361,05</text:p>
          </table:table-cell>
          <table:table-cell office:value-type="float" office:value="6036.15">
            <text:p>6.036,1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05.30">
            <text:p>505,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IQUE CAVALCANTE MAGALHAES<text:s text:c="53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96.38">
            <text:p>6.096,38</text:p>
          </table:table-cell>
          <table:table-cell office:value-type="float" office:value="534.44">
            <text:p>534,44</text:p>
          </table:table-cell>
          <table:table-cell office:value-type="float" office:value="453.38">
            <text:p>453,38</text:p>
          </table:table-cell>
          <table:table-cell office:value-type="float" office:value="0.00">
            <text:p>0</text:p>
          </table:table-cell>
          <table:table-cell office:value-type="float" office:value="987.82">
            <text:p>987,82</text:p>
          </table:table-cell>
          <table:table-cell office:value-type="float" office:value="5108.56">
            <text:p>5.108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.86">
            <text:p>485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MILA VILELA CAVALCANTI SETTON<text:s text:c="49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04.86">
            <text:p>5.804,86</text:p>
          </table:table-cell>
          <table:table-cell office:value-type="float" office:value="555.82">
            <text:p>555,82</text:p>
          </table:table-cell>
          <table:table-cell office:value-type="float" office:value="375.71">
            <text:p>375,71</text:p>
          </table:table-cell>
          <table:table-cell office:value-type="float" office:value="0.00">
            <text:p>0</text:p>
          </table:table-cell>
          <table:table-cell office:value-type="float" office:value="931.53">
            <text:p>931,53</text:p>
          </table:table-cell>
          <table:table-cell office:value-type="float" office:value="4873.33">
            <text:p>4.873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A GIOVANNA ALMEIDA MOURA<text:s text:c="52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ALBERTO TORRES<text:s text:c="59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EDUARDO AVILA CABRAL<text:s text:c="53"/></text:p>
          </table:table-cell>
          <table:table-cell office:value-type="string">
            <text:p>DIRETOR GERAL<text:s text:c="2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705.99">
            <text:p>10.705,99</text:p>
          </table:table-cell>
          <table:table-cell office:value-type="float" office:value="0.00">
            <text:p>0</text:p>
          </table:table-cell>
          <table:table-cell office:value-type="float" office:value="713.66">
            <text:p>713,66</text:p>
          </table:table-cell>
          <table:table-cell office:value-type="float" office:value="0.00">
            <text:p>0</text:p>
          </table:table-cell>
          <table:table-cell office:value-type="float" office:value="14312.81">
            <text:p>14.312,81</text:p>
          </table:table-cell>
          <table:table-cell office:value-type="float" office:value="621.04">
            <text:p>621,04</text:p>
          </table:table-cell>
          <table:table-cell office:value-type="float" office:value="2284.28">
            <text:p>2.284,28</text:p>
          </table:table-cell>
          <table:table-cell office:value-type="float" office:value="0.00">
            <text:p>0</text:p>
          </table:table-cell>
          <table:table-cell office:value-type="float" office:value="2905.32">
            <text:p>2.905,32</text:p>
          </table:table-cell>
          <table:table-cell office:value-type="float" office:value="11407.49">
            <text:p>11.407,4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70.60">
            <text:p>1.070,6</text:p>
          </table:table-cell>
          <table:table-cell office:value-type="float" office:value="1070.60">
            <text:p>1.070,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HENRIQUE CAVALCANTI LIMA<text:s text:c="49"/></text:p>
          </table:table-cell>
          <table:table-cell office:value-type="string">
            <text:p>ASSESSOR DO GAB DO PROC. GER DE JUSTIÇA 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017.49">
            <text:p>9.017,49</text:p>
          </table:table-cell>
          <table:table-cell office:value-type="float" office:value="612.74">
            <text:p>612,74</text:p>
          </table:table-cell>
          <table:table-cell office:value-type="float" office:value="1235.16">
            <text:p>1.235,16</text:p>
          </table:table-cell>
          <table:table-cell office:value-type="float" office:value="0.00">
            <text:p>0</text:p>
          </table:table-cell>
          <table:table-cell office:value-type="float" office:value="1847.90">
            <text:p>1.847,9</text:p>
          </table:table-cell>
          <table:table-cell office:value-type="float" office:value="7169.59">
            <text:p>7.169,5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HENRIQUE SARMENTO BUARQUE<text:s text:c="48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5811.96">
            <text:p>5.81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39.32">
            <text:p>639,32</text:p>
          </table:table-cell>
          <table:table-cell office:value-type="float" office:value="7203.24">
            <text:p>7.203,24</text:p>
          </table:table-cell>
          <table:table-cell office:value-type="float" office:value="639.32">
            <text:p>639,32</text:p>
          </table:table-cell>
          <table:table-cell office:value-type="float" office:value="624.65">
            <text:p>624,65</text:p>
          </table:table-cell>
          <table:table-cell office:value-type="float" office:value="0.00">
            <text:p>0</text:p>
          </table:table-cell>
          <table:table-cell office:value-type="float" office:value="1263.97">
            <text:p>1.263,97</text:p>
          </table:table-cell>
          <table:table-cell office:value-type="float" office:value="5939.27">
            <text:p>5.939,2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ROBERTO NOGUEIRA DA SILVA<text:s text:c="4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3352.58">
            <text:p>3.352,5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TADEU DE ANDRADE LOPES FILHO<text:s text:c="45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3194.71">
            <text:p>3.194,7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64.80">
            <text:p>1.064,8</text:p>
          </table:table-cell>
          <table:table-cell office:value-type="float" office:value="0.00">
            <text:p>0</text:p>
          </table:table-cell>
          <table:table-cell office:value-type="float" office:value="5011.47">
            <text:p>5.011,47</text:p>
          </table:table-cell>
          <table:table-cell office:value-type="float" office:value="351.42">
            <text:p>351,42</text:p>
          </table:table-cell>
          <table:table-cell office:value-type="float" office:value="71.69">
            <text:p>71,69</text:p>
          </table:table-cell>
          <table:table-cell office:value-type="float" office:value="0.00">
            <text:p>0</text:p>
          </table:table-cell>
          <table:table-cell office:value-type="float" office:value="423.11">
            <text:p>423,11</text:p>
          </table:table-cell>
          <table:table-cell office:value-type="float" office:value="4588.36">
            <text:p>4.588,3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OLINA LIMA DE ARAUJO LOPES<text:s text:c="51"/></text:p>
          </table:table-cell>
          <table:table-cell office:value-type="string">
            <text:p>ASSESSOR DE INFORMÁTICA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68.58">
            <text:p>5.468,58</text:p>
          </table:table-cell>
          <table:table-cell office:value-type="float" office:value="494.12">
            <text:p>494,12</text:p>
          </table:table-cell>
          <table:table-cell office:value-type="float" office:value="313.93">
            <text:p>313,93</text:p>
          </table:table-cell>
          <table:table-cell office:value-type="float" office:value="0.00">
            <text:p>0</text:p>
          </table:table-cell>
          <table:table-cell office:value-type="float" office:value="808.05">
            <text:p>808,05</text:p>
          </table:table-cell>
          <table:table-cell office:value-type="float" office:value="4660.53">
            <text:p>4.660,5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.60">
            <text:p>224,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ICERO DE JESUS DA SILVA<text:s text:c="56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108.04">
            <text:p>6.108,04</text:p>
          </table:table-cell>
          <table:table-cell office:value-type="float" office:value="589.17">
            <text:p>589,17</text:p>
          </table:table-cell>
          <table:table-cell office:value-type="float" office:value="441.54">
            <text:p>441,54</text:p>
          </table:table-cell>
          <table:table-cell office:value-type="float" office:value="0.00">
            <text:p>0</text:p>
          </table:table-cell>
          <table:table-cell office:value-type="float" office:value="1030.71">
            <text:p>1.030,71</text:p>
          </table:table-cell>
          <table:table-cell office:value-type="float" office:value="5077.33">
            <text:p>5.077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CICERO DE JESUS DA SILVA<text:s text:c="56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6.08">
            <text:p>5.356,08</text:p>
          </table:table-cell>
          <table:table-cell office:value-type="float" office:value="589.17">
            <text:p>589,17</text:p>
          </table:table-cell>
          <table:table-cell office:value-type="float" office:value="441.54">
            <text:p>441,54</text:p>
          </table:table-cell>
          <table:table-cell office:value-type="float" office:value="0.00">
            <text:p>0</text:p>
          </table:table-cell>
          <table:table-cell office:value-type="float" office:value="1030.71">
            <text:p>1.030,71</text:p>
          </table:table-cell>
          <table:table-cell office:value-type="float" office:value="4325.37">
            <text:p>4.325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ID DE CERQUEIRA CALHEIROS<text:s text:c="54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EMIR DOS SANTOS MOTA<text:s text:c="5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38.03">
            <text:p>38,03</text:p>
          </table:table-cell>
          <table:table-cell office:value-type="float" office:value="0.00">
            <text:p>0</text:p>
          </table:table-cell>
          <table:table-cell office:value-type="float" office:value="359.45">
            <text:p>359,45</text:p>
          </table:table-cell>
          <table:table-cell office:value-type="float" office:value="3314.55">
            <text:p>3.314,5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A CRISTINA DE MELO PEREIRA<text:s text:c="48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0.00">
            <text:p>0</text:p>
          </table:table-cell>
          <table:table-cell office:value-type="float" office:value="374.57">
            <text:p>374,57</text:p>
          </table:table-cell>
          <table:table-cell office:value-type="float" office:value="0.00">
            <text:p>0</text:p>
          </table:table-cell>
          <table:table-cell office:value-type="float" office:value="374.57">
            <text:p>374,57</text:p>
          </table:table-cell>
          <table:table-cell office:value-type="float" office:value="4869.41">
            <text:p>4.869,4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A CERQUEIRA MOTA DE MORAES<text:s text:c="5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METRIUS RAMOS SANTOS BALBINO<text:s text:c="50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576.29">
            <text:p>2.576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28.25">
            <text:p>3.328,25</text:p>
          </table:table-cell>
          <table:table-cell office:value-type="float" office:value="283.39">
            <text:p>283,39</text:p>
          </table:table-cell>
          <table:table-cell office:value-type="float" office:value="29.17">
            <text:p>29,17</text:p>
          </table:table-cell>
          <table:table-cell office:value-type="float" office:value="0.00">
            <text:p>0</text:p>
          </table:table-cell>
          <table:table-cell office:value-type="float" office:value="312.56">
            <text:p>312,56</text:p>
          </table:table-cell>
          <table:table-cell office:value-type="float" office:value="3015.69">
            <text:p>3.015,6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ILMA ALVES DE QUEIROZ<text:s text:c="58"/></text:p>
          </table:table-cell>
          <table:table-cell office:value-type="string">
            <text:p>DIRETOR DE PESSOAL<text:s text:c="22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35.38">
            <text:p>9.635,38</text:p>
          </table:table-cell>
          <table:table-cell office:value-type="float" office:value="0.00">
            <text:p>0</text:p>
          </table:table-cell>
          <table:table-cell office:value-type="float" office:value="3211.47">
            <text:p>3.211,47</text:p>
          </table:table-cell>
          <table:table-cell office:value-type="float" office:value="0.00">
            <text:p>0</text:p>
          </table:table-cell>
          <table:table-cell office:value-type="float" office:value="13839.69">
            <text:p>13.839,69</text:p>
          </table:table-cell>
          <table:table-cell office:value-type="float" office:value="621.04">
            <text:p>621,04</text:p>
          </table:table-cell>
          <table:table-cell office:value-type="float" office:value="919.59">
            <text:p>919,59</text:p>
          </table:table-cell>
          <table:table-cell office:value-type="float" office:value="0.00">
            <text:p>0</text:p>
          </table:table-cell>
          <table:table-cell office:value-type="float" office:value="1540.63">
            <text:p>1.540,63</text:p>
          </table:table-cell>
          <table:table-cell office:value-type="float" office:value="12299.06">
            <text:p>12.299,0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0.88">
            <text:p>240,8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DILMA ALVES DE QUEIROZ<text:s text:c="58"/></text:p>
          </table:table-cell>
          <table:table-cell office:value-type="string">
            <text:p>DIRETOR DE PESSOAL<text:s text:c="22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IOGO LESSA DOS SANTOS MELO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746.49">
            <text:p>4.746,49</text:p>
          </table:table-cell>
          <table:table-cell office:value-type="float" office:value="318.78">
            <text:p>318,78</text:p>
          </table:table-cell>
          <table:table-cell office:value-type="float" office:value="196.56">
            <text:p>196,56</text:p>
          </table:table-cell>
          <table:table-cell office:value-type="float" office:value="0.00">
            <text:p>0</text:p>
          </table:table-cell>
          <table:table-cell office:value-type="float" office:value="515.34">
            <text:p>515,34</text:p>
          </table:table-cell>
          <table:table-cell office:value-type="float" office:value="4231.15">
            <text:p>4.231,1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4.90">
            <text:p>144,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OGIVALDO MENDONCA DE CASTRO JUNIOR<text:s text:c="4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57.23">
            <text:p>5.657,23</text:p>
          </table:table-cell>
          <table:table-cell office:value-type="float" office:value="513.89">
            <text:p>513,89</text:p>
          </table:table-cell>
          <table:table-cell office:value-type="float" office:value="351.93">
            <text:p>351,93</text:p>
          </table:table-cell>
          <table:table-cell office:value-type="float" office:value="0.00">
            <text:p>0</text:p>
          </table:table-cell>
          <table:table-cell office:value-type="float" office:value="865.82">
            <text:p>865,82</text:p>
          </table:table-cell>
          <table:table-cell office:value-type="float" office:value="4791.41">
            <text:p>4.791,4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3.58">
            <text:p>233,5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ULCE DE ARAUJO MELO<text:s text:c="60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20.10">
            <text:p>3.820,1</text:p>
          </table:table-cell>
          <table:table-cell office:value-type="float" office:value="321.42">
            <text:p>321,42</text:p>
          </table:table-cell>
          <table:table-cell office:value-type="float" office:value="63.20">
            <text:p>63,2</text:p>
          </table:table-cell>
          <table:table-cell office:value-type="float" office:value="0.00">
            <text:p>0</text:p>
          </table:table-cell>
          <table:table-cell office:value-type="float" office:value="384.62">
            <text:p>384,62</text:p>
          </table:table-cell>
          <table:table-cell office:value-type="float" office:value="3435.48">
            <text:p>3.435,4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6.10">
            <text:p>146,1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EDNALDO MIGUEL DA SILVA JUNIOR<text:s text:c="50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6.08">
            <text:p>5.356,08</text:p>
          </table:table-cell>
          <table:table-cell office:value-type="float" office:value="589.17">
            <text:p>589,17</text:p>
          </table:table-cell>
          <table:table-cell office:value-type="float" office:value="441.54">
            <text:p>441,54</text:p>
          </table:table-cell>
          <table:table-cell office:value-type="float" office:value="0.00">
            <text:p>0</text:p>
          </table:table-cell>
          <table:table-cell office:value-type="float" office:value="1030.71">
            <text:p>1.030,71</text:p>
          </table:table-cell>
          <table:table-cell office:value-type="float" office:value="4325.37">
            <text:p>4.325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NALDO MIGUEL DA SILVA JUNIOR<text:s text:c="50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108.04">
            <text:p>6.108,04</text:p>
          </table:table-cell>
          <table:table-cell office:value-type="float" office:value="589.17">
            <text:p>589,17</text:p>
          </table:table-cell>
          <table:table-cell office:value-type="float" office:value="441.54">
            <text:p>441,54</text:p>
          </table:table-cell>
          <table:table-cell office:value-type="float" office:value="0.00">
            <text:p>0</text:p>
          </table:table-cell>
          <table:table-cell office:value-type="float" office:value="1030.71">
            <text:p>1.030,71</text:p>
          </table:table-cell>
          <table:table-cell office:value-type="float" office:value="5077.33">
            <text:p>5.077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NALDO VITOR DOS SANTOS<text:s text:c="56"/></text:p>
          </table:table-cell>
          <table:table-cell office:value-type="string">
            <text:p>TELEFONISTA<text:s text:c="29"/></text:p>
          </table:table-cell>
          <table:table-cell office:value-type="string">
            <text:p>FUNCIONARIOS ATIVOS<text:s text:c="21"/></text:p>
          </table:table-cell>
          <table:table-cell office:value-type="float" office:value="3071.83">
            <text:p>3.071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23.79">
            <text:p>3.823,79</text:p>
          </table:table-cell>
          <table:table-cell office:value-type="float" office:value="337.90">
            <text:p>337,9</text:p>
          </table:table-cell>
          <table:table-cell office:value-type="float" office:value="19.59">
            <text:p>19,59</text:p>
          </table:table-cell>
          <table:table-cell office:value-type="float" office:value="0.00">
            <text:p>0</text:p>
          </table:table-cell>
          <table:table-cell office:value-type="float" office:value="357.49">
            <text:p>357,49</text:p>
          </table:table-cell>
          <table:table-cell office:value-type="float" office:value="3466.30">
            <text:p>3.466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NELSON JOSE DA SILVA SANTOS<text:s text:c="51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3194.71">
            <text:p>3.194,7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46.67">
            <text:p>3.946,67</text:p>
          </table:table-cell>
          <table:table-cell office:value-type="float" office:value="351.42">
            <text:p>351,42</text:p>
          </table:table-cell>
          <table:table-cell office:value-type="float" office:value="71.69">
            <text:p>71,69</text:p>
          </table:table-cell>
          <table:table-cell office:value-type="float" office:value="0.00">
            <text:p>0</text:p>
          </table:table-cell>
          <table:table-cell office:value-type="float" office:value="423.11">
            <text:p>423,11</text:p>
          </table:table-cell>
          <table:table-cell office:value-type="float" office:value="3523.56">
            <text:p>3.523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VALDO FEITOSA BISPO<text:s text:c="59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GLINE FRANCO ALVES MUSSURI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3071.83">
            <text:p>3.071,83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064.42">
            <text:p>5.064,42</text:p>
          </table:table-cell>
          <table:table-cell office:value-type="float" office:value="337.90">
            <text:p>337,9</text:p>
          </table:table-cell>
          <table:table-cell office:value-type="float" office:value="215.49">
            <text:p>215,49</text:p>
          </table:table-cell>
          <table:table-cell office:value-type="float" office:value="0.00">
            <text:p>0</text:p>
          </table:table-cell>
          <table:table-cell office:value-type="float" office:value="553.39">
            <text:p>553,39</text:p>
          </table:table-cell>
          <table:table-cell office:value-type="float" office:value="4511.03">
            <text:p>4.511,0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3.59">
            <text:p>153,5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ENISE DAUDT TENORIO DE SOUZA<text:s text:c="50"/></text:p>
          </table:table-cell>
          <table:table-cell office:value-type="string">
            <text:p>CONSULTOR JURIDICO<text:s text:c="22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35.38">
            <text:p>9.635,38</text:p>
          </table:table-cell>
          <table:table-cell office:value-type="float" office:value="0.00">
            <text:p>0</text:p>
          </table:table-cell>
          <table:table-cell office:value-type="float" office:value="481.77">
            <text:p>481,77</text:p>
          </table:table-cell>
          <table:table-cell office:value-type="float" office:value="0.00">
            <text:p>0</text:p>
          </table:table-cell>
          <table:table-cell office:value-type="float" office:value="12314.42">
            <text:p>12.314,42</text:p>
          </table:table-cell>
          <table:table-cell office:value-type="float" office:value="621.04">
            <text:p>621,04</text:p>
          </table:table-cell>
          <table:table-cell office:value-type="float" office:value="2007.04">
            <text:p>2.007,04</text:p>
          </table:table-cell>
          <table:table-cell office:value-type="float" office:value="0.00">
            <text:p>0</text:p>
          </table:table-cell>
          <table:table-cell office:value-type="float" office:value="2628.08">
            <text:p>2.628,08</text:p>
          </table:table-cell>
          <table:table-cell office:value-type="float" office:value="9686.34">
            <text:p>9.686,3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45.31">
            <text:p>1.445,31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MANUELA CRISTINA MONTONI DA SILVA<text:s text:c="46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44.92">
            <text:p>2.744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44.92">
            <text:p>2.744,9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RIKA INOJOSA QUINTELLA JUCA<text:s text:c="52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VELINE SOARES DE MELO<text:s text:c="5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BIANA IDE RODRIGUES DE CARVALHO<text:s text:c="47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49.92">
            <text:p>3.649,92</text:p>
          </table:table-cell>
          <table:table-cell office:value-type="float" office:value="318.78">
            <text:p>318,78</text:p>
          </table:table-cell>
          <table:table-cell office:value-type="float" office:value="50.64">
            <text:p>50,64</text:p>
          </table:table-cell>
          <table:table-cell office:value-type="float" office:value="0.00">
            <text:p>0</text:p>
          </table:table-cell>
          <table:table-cell office:value-type="float" office:value="369.42">
            <text:p>369,42</text:p>
          </table:table-cell>
          <table:table-cell office:value-type="float" office:value="3280.50">
            <text:p>3.280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BRIZIO MALTA OLIVEIRA<text:s text:c="57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736.96">
            <text:p>4.736,96</text:p>
          </table:table-cell>
          <table:table-cell office:value-type="float" office:value="318.78">
            <text:p>318,78</text:p>
          </table:table-cell>
          <table:table-cell office:value-type="float" office:value="195.13">
            <text:p>195,13</text:p>
          </table:table-cell>
          <table:table-cell office:value-type="float" office:value="0.00">
            <text:p>0</text:p>
          </table:table-cell>
          <table:table-cell office:value-type="float" office:value="513.91">
            <text:p>513,91</text:p>
          </table:table-cell>
          <table:table-cell office:value-type="float" office:value="4223.05">
            <text:p>4.223,0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LLIPE LUAN CORREIA RAMOS<text:s text:c="54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LLIPE TAVARES DE CARVALHO BARROS<text:s text:c="46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2218.90">
            <text:p>2.218,9</text:p>
          </table:table-cell>
          <table:table-cell office:value-type="float" office:value="0.00">
            <text:p>0</text:p>
          </table:table-cell>
          <table:table-cell office:value-type="float" office:value="10463.78">
            <text:p>10.463,78</text:p>
          </table:table-cell>
          <table:table-cell office:value-type="float" office:value="612.74">
            <text:p>612,74</text:p>
          </table:table-cell>
          <table:table-cell office:value-type="float" office:value="1046.31">
            <text:p>1.046,31</text:p>
          </table:table-cell>
          <table:table-cell office:value-type="float" office:value="0.00">
            <text:p>0</text:p>
          </table:table-cell>
          <table:table-cell office:value-type="float" office:value="1659.05">
            <text:p>1.659,05</text:p>
          </table:table-cell>
          <table:table-cell office:value-type="float" office:value="8804.73">
            <text:p>8.804,7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35.56">
            <text:p>835,5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DINANDO HENRIQUE MACIEL LIMA<text:s text:c="49"/></text:p>
          </table:table-cell>
          <table:table-cell office:value-type="string">
            <text:p>ANALISTA DO MP - DESENV. DE SISTEMAS<text:s text:c="4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04.86">
            <text:p>5.804,86</text:p>
          </table:table-cell>
          <table:table-cell office:value-type="float" office:value="555.82">
            <text:p>555,82</text:p>
          </table:table-cell>
          <table:table-cell office:value-type="float" office:value="375.71">
            <text:p>375,71</text:p>
          </table:table-cell>
          <table:table-cell office:value-type="float" office:value="0.00">
            <text:p>0</text:p>
          </table:table-cell>
          <table:table-cell office:value-type="float" office:value="931.53">
            <text:p>931,53</text:p>
          </table:table-cell>
          <table:table-cell office:value-type="float" office:value="4873.33">
            <text:p>4.873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A KAROLINE OLIVEIRA CALIXTO<text:s text:c="46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310.16">
            <text:p>6.310,16</text:p>
          </table:table-cell>
          <table:table-cell office:value-type="float" office:value="555.82">
            <text:p>555,82</text:p>
          </table:table-cell>
          <table:table-cell office:value-type="float" office:value="506.29">
            <text:p>506,29</text:p>
          </table:table-cell>
          <table:table-cell office:value-type="float" office:value="0.00">
            <text:p>0</text:p>
          </table:table-cell>
          <table:table-cell office:value-type="float" office:value="1062.11">
            <text:p>1.062,11</text:p>
          </table:table-cell>
          <table:table-cell office:value-type="float" office:value="5248.05">
            <text:p>5.248,0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05.30">
            <text:p>505,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O ANTONIO VASCO DE SOUZA<text:s text:c="49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357.03">
            <text:p>357,03</text:p>
          </table:table-cell>
          <table:table-cell office:value-type="float" office:value="0.00">
            <text:p>0</text:p>
          </table:table-cell>
          <table:table-cell office:value-type="float" office:value="8623.32">
            <text:p>8.623,32</text:p>
          </table:table-cell>
          <table:table-cell office:value-type="float" office:value="589.17">
            <text:p>589,17</text:p>
          </table:table-cell>
          <table:table-cell office:value-type="float" office:value="1035.06">
            <text:p>1.035,06</text:p>
          </table:table-cell>
          <table:table-cell office:value-type="float" office:value="0.00">
            <text:p>0</text:p>
          </table:table-cell>
          <table:table-cell office:value-type="float" office:value="1624.23">
            <text:p>1.624,23</text:p>
          </table:table-cell>
          <table:table-cell office:value-type="float" office:value="6999.09">
            <text:p>6.999,0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.61">
            <text:p>535,61</text:p>
          </table:table-cell>
          <table:table-cell office:value-type="float" office:value="535.60">
            <text:p>535,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LAVIO VASCONCELOS DE BRITO<text:s text:c="53"/></text:p>
          </table:table-cell>
          <table:table-cell office:value-type="string">
            <text:p>ASSESSOR DO GAB DO PROC. GER DE JUSTIÇA 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1497.19">
            <text:p>1.497,19</text:p>
          </table:table-cell>
          <table:table-cell office:value-type="float" office:value="0.00">
            <text:p>0</text:p>
          </table:table-cell>
          <table:table-cell office:value-type="float" office:value="6741.17">
            <text:p>6.741,17</text:p>
          </table:table-cell>
          <table:table-cell office:value-type="float" office:value="494.12">
            <text:p>494,12</text:p>
          </table:table-cell>
          <table:table-cell office:value-type="float" office:value="30.53">
            <text:p>30,53</text:p>
          </table:table-cell>
          <table:table-cell office:value-type="float" office:value="0.00">
            <text:p>0</text:p>
          </table:table-cell>
          <table:table-cell office:value-type="float" office:value="524.65">
            <text:p>524,65</text:p>
          </table:table-cell>
          <table:table-cell office:value-type="float" office:value="6216.52">
            <text:p>6.216,5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LAVIO VASCONCELOS PAIS<text:s text:c="57"/></text:p>
          </table:table-cell>
          <table:table-cell office:value-type="string">
            <text:p>ANALISTA DO MP - ADMINISTRACAO DE REDES 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266.29">
            <text:p>8.266,29</text:p>
          </table:table-cell>
          <table:table-cell office:value-type="float" office:value="589.17">
            <text:p>589,17</text:p>
          </table:table-cell>
          <table:table-cell office:value-type="float" office:value="982.92">
            <text:p>982,92</text:p>
          </table:table-cell>
          <table:table-cell office:value-type="float" office:value="0.00">
            <text:p>0</text:p>
          </table:table-cell>
          <table:table-cell office:value-type="float" office:value="1572.09">
            <text:p>1.572,09</text:p>
          </table:table-cell>
          <table:table-cell office:value-type="float" office:value="6694.20">
            <text:p>6.694,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.61">
            <text:p>535,61</text:p>
          </table:table-cell>
          <table:table-cell office:value-type="float" office:value="535.60">
            <text:p>535,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NE CANUTO BARROS CAVALCANTE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O CARLOS DOS SANTOS<text:s text:c="53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O ERNESTO AGRA CAVALCANTE FILHO<text:s text:c="4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4610.38">
            <text:p>4.610,3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ERSON JUSTINO DOS SANTOS<text:s text:c="5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ERSON PACHECO DA SILVA NETO<text:s text:c="52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ISELA PFAU DE CARVALHO ALBUQUERQUE<text:s text:c="4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20.10">
            <text:p>3.820,1</text:p>
          </table:table-cell>
          <table:table-cell office:value-type="float" office:value="321.42">
            <text:p>321,42</text:p>
          </table:table-cell>
          <table:table-cell office:value-type="float" office:value="63.20">
            <text:p>63,2</text:p>
          </table:table-cell>
          <table:table-cell office:value-type="float" office:value="0.00">
            <text:p>0</text:p>
          </table:table-cell>
          <table:table-cell office:value-type="float" office:value="384.62">
            <text:p>384,62</text:p>
          </table:table-cell>
          <table:table-cell office:value-type="float" office:value="3435.48">
            <text:p>3.435,4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6.10">
            <text:p>146,1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LDER LIMA GONCALVES DE OLIVEIRA<text:s text:c="47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664.25">
            <text:p>664,25</text:p>
          </table:table-cell>
          <table:table-cell office:value-type="float" office:value="0.00">
            <text:p>0</text:p>
          </table:table-cell>
          <table:table-cell office:value-type="float" office:value="3508.82">
            <text:p>3.508,82</text:p>
          </table:table-cell>
          <table:table-cell office:value-type="float" office:value="179.36">
            <text:p>179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9.36">
            <text:p>179,36</text:p>
          </table:table-cell>
          <table:table-cell office:value-type="float" office:value="3329.46">
            <text:p>3.329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9.65">
            <text:p>99,65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LENITA FIRMO DE MELO<text:s text:c="58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2218.90">
            <text:p>2.218,9</text:p>
          </table:table-cell>
          <table:table-cell office:value-type="float" office:value="612.74">
            <text:p>612,74</text:p>
          </table:table-cell>
          <table:table-cell office:value-type="float" office:value="10519.48">
            <text:p>10.519,48</text:p>
          </table:table-cell>
          <table:table-cell office:value-type="float" office:value="612.74">
            <text:p>612,74</text:p>
          </table:table-cell>
          <table:table-cell office:value-type="float" office:value="1061.63">
            <text:p>1.061,63</text:p>
          </table:table-cell>
          <table:table-cell office:value-type="float" office:value="0.00">
            <text:p>0</text:p>
          </table:table-cell>
          <table:table-cell office:value-type="float" office:value="1674.37">
            <text:p>1.674,37</text:p>
          </table:table-cell>
          <table:table-cell office:value-type="float" office:value="8845.11">
            <text:p>8.845,1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8.52">
            <text:p>278,52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NDERSON ROGERS MELO DA SILVA<text:s text:c="50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3194.71">
            <text:p>3.194,7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946.67">
            <text:p>3.946,67</text:p>
          </table:table-cell>
          <table:table-cell office:value-type="float" office:value="351.42">
            <text:p>351,42</text:p>
          </table:table-cell>
          <table:table-cell office:value-type="float" office:value="71.69">
            <text:p>71,69</text:p>
          </table:table-cell>
          <table:table-cell office:value-type="float" office:value="0.00">
            <text:p>0</text:p>
          </table:table-cell>
          <table:table-cell office:value-type="float" office:value="423.11">
            <text:p>423,11</text:p>
          </table:table-cell>
          <table:table-cell office:value-type="float" office:value="3523.56">
            <text:p>3.523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RBERT DE GUSMAO TENORIO<text:s text:c="5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RON XAVIER LINS<text:s text:c="6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3071.83">
            <text:p>3.071,83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910.83">
            <text:p>4.910,83</text:p>
          </table:table-cell>
          <table:table-cell office:value-type="float" office:value="337.90">
            <text:p>337,9</text:p>
          </table:table-cell>
          <table:table-cell office:value-type="float" office:value="223.59">
            <text:p>223,59</text:p>
          </table:table-cell>
          <table:table-cell office:value-type="float" office:value="0.00">
            <text:p>0</text:p>
          </table:table-cell>
          <table:table-cell office:value-type="float" office:value="561.49">
            <text:p>561,49</text:p>
          </table:table-cell>
          <table:table-cell office:value-type="float" office:value="4349.34">
            <text:p>4.349,3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NGRID RAFAELA PINTO FALCAO TAVARES<text:s text:c="45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SABELLE NICOLE RAMOS ARAÚJO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576.29">
            <text:p>2.576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85.88">
            <text:p>3.585,88</text:p>
          </table:table-cell>
          <table:table-cell office:value-type="float" office:value="283.39">
            <text:p>283,39</text:p>
          </table:table-cell>
          <table:table-cell office:value-type="float" office:value="48.49">
            <text:p>48,49</text:p>
          </table:table-cell>
          <table:table-cell office:value-type="float" office:value="0.00">
            <text:p>0</text:p>
          </table:table-cell>
          <table:table-cell office:value-type="float" office:value="331.88">
            <text:p>331,88</text:p>
          </table:table-cell>
          <table:table-cell office:value-type="float" office:value="3254.00">
            <text:p>3.25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57.63">
            <text:p>257,6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SADORA AGUIAR FERREIRA DA SILVA<text:s text:c="48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44.57">
            <text:p>2.844,57</text:p>
          </table:table-cell>
          <table:table-cell office:value-type="float" office:value="179.36">
            <text:p>179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9.36">
            <text:p>179,36</text:p>
          </table:table-cell>
          <table:table-cell office:value-type="float" office:value="2665.21">
            <text:p>2.665,2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9.65">
            <text:p>99,65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VAN DE HOLANDA MONTENEGRO<text:s text:c="54"/></text:p>
          </table:table-cell>
          <table:table-cell office:value-type="string">
            <text:p>DIRETOR DE APOIO ADMINISTRATIVO<text:s text:c="9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35.38">
            <text:p>9.635,38</text:p>
          </table:table-cell>
          <table:table-cell office:value-type="float" office:value="0.00">
            <text:p>0</text:p>
          </table:table-cell>
          <table:table-cell office:value-type="float" office:value="3211.47">
            <text:p>3.211,47</text:p>
          </table:table-cell>
          <table:table-cell office:value-type="float" office:value="0.00">
            <text:p>0</text:p>
          </table:table-cell>
          <table:table-cell office:value-type="float" office:value="13839.69">
            <text:p>13.839,69</text:p>
          </table:table-cell>
          <table:table-cell office:value-type="float" office:value="621.04">
            <text:p>621,04</text:p>
          </table:table-cell>
          <table:table-cell office:value-type="float" office:value="919.59">
            <text:p>919,59</text:p>
          </table:table-cell>
          <table:table-cell office:value-type="float" office:value="0.00">
            <text:p>0</text:p>
          </table:table-cell>
          <table:table-cell office:value-type="float" office:value="1540.63">
            <text:p>1.540,63</text:p>
          </table:table-cell>
          <table:table-cell office:value-type="float" office:value="12299.06">
            <text:p>12.299,0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0.88">
            <text:p>240,8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IVAN DE HOLANDA MONTENEGRO<text:s text:c="54"/></text:p>
          </table:table-cell>
          <table:table-cell office:value-type="string">
            <text:p>DIRETOR DE APOIO ADMINISTRATIVO<text:s text:c="9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JACKSON COSTA DOS SANTOS<text:s text:c="5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49.63">
            <text:p>3.849,6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49.63">
            <text:p>3.849,63</text:p>
          </table:table-cell>
          <table:table-cell office:value-type="float" office:value="318.78">
            <text:p>318,78</text:p>
          </table:table-cell>
          <table:table-cell office:value-type="float" office:value="174.83">
            <text:p>174,83</text:p>
          </table:table-cell>
          <table:table-cell office:value-type="float" office:value="0.00">
            <text:p>0</text:p>
          </table:table-cell>
          <table:table-cell office:value-type="float" office:value="493.61">
            <text:p>493,61</text:p>
          </table:table-cell>
          <table:table-cell office:value-type="float" office:value="3356.02">
            <text:p>3.356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CKSON COSTA DOS SANTOS<text:s text:c="5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144.90">
            <text:p>144,9</text:p>
          </table:table-cell>
          <table:table-cell office:value-type="float" office:value="0.00">
            <text:p>0</text:p>
          </table:table-cell>
          <table:table-cell office:value-type="float" office:value="5181.19">
            <text:p>5.181,19</text:p>
          </table:table-cell>
          <table:table-cell office:value-type="float" office:value="318.78">
            <text:p>318,78</text:p>
          </table:table-cell>
          <table:table-cell office:value-type="float" office:value="256.12">
            <text:p>256,12</text:p>
          </table:table-cell>
          <table:table-cell office:value-type="float" office:value="0.00">
            <text:p>0</text:p>
          </table:table-cell>
          <table:table-cell office:value-type="float" office:value="574.90">
            <text:p>574,9</text:p>
          </table:table-cell>
          <table:table-cell office:value-type="float" office:value="4606.29">
            <text:p>4.606,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34.70">
            <text:p>434,7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MILLE MENDONCA SETTON MASCARENHAS<text:s text:c="45"/></text:p>
          </table:table-cell>
          <table:table-cell office:value-type="string">
            <text:p>DIRETOR DE PROGRAMAÇÃO E ORÇAMENTO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35.38">
            <text:p>9.635,38</text:p>
          </table:table-cell>
          <table:table-cell office:value-type="float" office:value="0.00">
            <text:p>0</text:p>
          </table:table-cell>
          <table:table-cell office:value-type="float" office:value="3211.47">
            <text:p>3.211,47</text:p>
          </table:table-cell>
          <table:table-cell office:value-type="float" office:value="0.00">
            <text:p>0</text:p>
          </table:table-cell>
          <table:table-cell office:value-type="float" office:value="14321.46">
            <text:p>14.321,46</text:p>
          </table:table-cell>
          <table:table-cell office:value-type="float" office:value="621.04">
            <text:p>621,04</text:p>
          </table:table-cell>
          <table:table-cell office:value-type="float" office:value="1052.08">
            <text:p>1.052,08</text:p>
          </table:table-cell>
          <table:table-cell office:value-type="float" office:value="0.00">
            <text:p>0</text:p>
          </table:table-cell>
          <table:table-cell office:value-type="float" office:value="1673.12">
            <text:p>1.673,12</text:p>
          </table:table-cell>
          <table:table-cell office:value-type="float" office:value="12648.34">
            <text:p>12.648,3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22.65">
            <text:p>722,65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JAMILLE MENDONCA SETTON MASCARENHAS<text:s text:c="45"/></text:p>
          </table:table-cell>
          <table:table-cell office:value-type="string">
            <text:p>DIRETOR DE PROGRAMAÇÃO E ORÇAMENTO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NAINA RIBEIRO SOARES<text:s text:c="58"/></text:p>
          </table:table-cell>
          <table:table-cell office:value-type="string">
            <text:p>DIRETOR DE COMUNICAÇÃO SOCIAL<text:s text:c="11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35.38">
            <text:p>9.635,38</text:p>
          </table:table-cell>
          <table:table-cell office:value-type="float" office:value="0.00">
            <text:p>0</text:p>
          </table:table-cell>
          <table:table-cell office:value-type="float" office:value="3211.47">
            <text:p>3.211,47</text:p>
          </table:table-cell>
          <table:table-cell office:value-type="float" office:value="0.00">
            <text:p>0</text:p>
          </table:table-cell>
          <table:table-cell office:value-type="float" office:value="14080.58">
            <text:p>14.080,58</text:p>
          </table:table-cell>
          <table:table-cell office:value-type="float" office:value="621.04">
            <text:p>621,04</text:p>
          </table:table-cell>
          <table:table-cell office:value-type="float" office:value="985.84">
            <text:p>985,84</text:p>
          </table:table-cell>
          <table:table-cell office:value-type="float" office:value="0.00">
            <text:p>0</text:p>
          </table:table-cell>
          <table:table-cell office:value-type="float" office:value="1606.88">
            <text:p>1.606,88</text:p>
          </table:table-cell>
          <table:table-cell office:value-type="float" office:value="12473.70">
            <text:p>12.473,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1.77">
            <text:p>481,77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NIXON MONTES BARBOSA<text:s text:c="5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NYNE BEATRIZ SANTOS SILVA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49.92">
            <text:p>3.649,92</text:p>
          </table:table-cell>
          <table:table-cell office:value-type="float" office:value="318.78">
            <text:p>318,78</text:p>
          </table:table-cell>
          <table:table-cell office:value-type="float" office:value="50.64">
            <text:p>50,64</text:p>
          </table:table-cell>
          <table:table-cell office:value-type="float" office:value="0.00">
            <text:p>0</text:p>
          </table:table-cell>
          <table:table-cell office:value-type="float" office:value="369.42">
            <text:p>369,42</text:p>
          </table:table-cell>
          <table:table-cell office:value-type="float" office:value="3280.50">
            <text:p>3.280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EDIANE FREITAS DA SILVA<text:s text:c="56"/></text:p>
          </table:table-cell>
          <table:table-cell office:value-type="string">
            <text:p>ASSISTENTE SOCIAL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04.86">
            <text:p>5.804,86</text:p>
          </table:table-cell>
          <table:table-cell office:value-type="float" office:value="555.82">
            <text:p>555,82</text:p>
          </table:table-cell>
          <table:table-cell office:value-type="float" office:value="375.71">
            <text:p>375,71</text:p>
          </table:table-cell>
          <table:table-cell office:value-type="float" office:value="0.00">
            <text:p>0</text:p>
          </table:table-cell>
          <table:table-cell office:value-type="float" office:value="931.53">
            <text:p>931,53</text:p>
          </table:table-cell>
          <table:table-cell office:value-type="float" office:value="4873.33">
            <text:p>4.873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JEDIANE FREITAS DA SILVA<text:s text:c="56"/></text:p>
          </table:table-cell>
          <table:table-cell office:value-type="string">
            <text:p>ASSISTENTE SOCIAL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052.90">
            <text:p>5.052,9</text:p>
          </table:table-cell>
          <table:table-cell office:value-type="float" office:value="555.82">
            <text:p>555,82</text:p>
          </table:table-cell>
          <table:table-cell office:value-type="float" office:value="375.71">
            <text:p>375,71</text:p>
          </table:table-cell>
          <table:table-cell office:value-type="float" office:value="0.00">
            <text:p>0</text:p>
          </table:table-cell>
          <table:table-cell office:value-type="float" office:value="931.53">
            <text:p>931,53</text:p>
          </table:table-cell>
          <table:table-cell office:value-type="float" office:value="4121.37">
            <text:p>4.121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ESSYKA POTELLI NASCIMENTO ALVES<text:s text:c="4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BE LINS DA SILVA<text:s text:c="61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49.92">
            <text:p>3.649,92</text:p>
          </table:table-cell>
          <table:table-cell office:value-type="float" office:value="318.78">
            <text:p>318,78</text:p>
          </table:table-cell>
          <table:table-cell office:value-type="float" office:value="50.64">
            <text:p>50,64</text:p>
          </table:table-cell>
          <table:table-cell office:value-type="float" office:value="0.00">
            <text:p>0</text:p>
          </table:table-cell>
          <table:table-cell office:value-type="float" office:value="369.42">
            <text:p>369,42</text:p>
          </table:table-cell>
          <table:table-cell office:value-type="float" office:value="3280.50">
            <text:p>3.280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ALCIDES DE SA CERQUEIRA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3071.83">
            <text:p>3.071,83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18.01">
            <text:p>5.218,01</text:p>
          </table:table-cell>
          <table:table-cell office:value-type="float" office:value="337.90">
            <text:p>337,9</text:p>
          </table:table-cell>
          <table:table-cell office:value-type="float" office:value="292.70">
            <text:p>292,7</text:p>
          </table:table-cell>
          <table:table-cell office:value-type="float" office:value="0.00">
            <text:p>0</text:p>
          </table:table-cell>
          <table:table-cell office:value-type="float" office:value="630.60">
            <text:p>630,6</text:p>
          </table:table-cell>
          <table:table-cell office:value-type="float" office:value="4587.41">
            <text:p>4.587,4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7.18">
            <text:p>307,1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ARTUR ANDION MELO<text:s text:c="5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DE SA BOMFIM FILHO<text:s text:c="57"/></text:p>
          </table:table-cell>
          <table:table-cell office:value-type="string">
            <text:p>CHEFE DE GABINETE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2582.45">
            <text:p>2.582,45</text:p>
          </table:table-cell>
          <table:table-cell office:value-type="float" office:value="0.00">
            <text:p>0</text:p>
          </table:table-cell>
          <table:table-cell office:value-type="float" office:value="11082.52">
            <text:p>11.082,52</text:p>
          </table:table-cell>
          <table:table-cell office:value-type="float" office:value="555.82">
            <text:p>555,82</text:p>
          </table:table-cell>
          <table:table-cell office:value-type="float" office:value="1159.40">
            <text:p>1.159,4</text:p>
          </table:table-cell>
          <table:table-cell office:value-type="float" office:value="0.00">
            <text:p>0</text:p>
          </table:table-cell>
          <table:table-cell office:value-type="float" office:value="1715.22">
            <text:p>1.715,22</text:p>
          </table:table-cell>
          <table:table-cell office:value-type="float" office:value="9367.30">
            <text:p>9.367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DIONISIO DE FREITAS SOARES FILHO<text:s text:c="43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RODRIGO SANTOS FERREIRA<text:s text:c="52"/></text:p>
          </table:table-cell>
          <table:table-cell office:value-type="string">
            <text:p>BIBLIOTECONOMISTA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96.38">
            <text:p>6.096,38</text:p>
          </table:table-cell>
          <table:table-cell office:value-type="float" office:value="534.44">
            <text:p>534,44</text:p>
          </table:table-cell>
          <table:table-cell office:value-type="float" office:value="453.38">
            <text:p>453,38</text:p>
          </table:table-cell>
          <table:table-cell office:value-type="float" office:value="0.00">
            <text:p>0</text:p>
          </table:table-cell>
          <table:table-cell office:value-type="float" office:value="987.82">
            <text:p>987,82</text:p>
          </table:table-cell>
          <table:table-cell office:value-type="float" office:value="5108.56">
            <text:p>5.108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.86">
            <text:p>485,8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NATHAN DO NASCIMENTO MATOS<text:s text:c="52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38.46">
            <text:p>3.538,46</text:p>
          </table:table-cell>
          <table:table-cell office:value-type="float" office:value="306.52">
            <text:p>306,52</text:p>
          </table:table-cell>
          <table:table-cell office:value-type="float" office:value="28.98">
            <text:p>28,98</text:p>
          </table:table-cell>
          <table:table-cell office:value-type="float" office:value="0.00">
            <text:p>0</text:p>
          </table:table-cell>
          <table:table-cell office:value-type="float" office:value="335.50">
            <text:p>335,5</text:p>
          </table:table-cell>
          <table:table-cell office:value-type="float" office:value="3202.96">
            <text:p>3.202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NATHAN HONORATO MENDONÇA<text:s text:c="54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38.46">
            <text:p>3.538,46</text:p>
          </table:table-cell>
          <table:table-cell office:value-type="float" office:value="306.52">
            <text:p>306,52</text:p>
          </table:table-cell>
          <table:table-cell office:value-type="float" office:value="43.20">
            <text:p>43,2</text:p>
          </table:table-cell>
          <table:table-cell office:value-type="float" office:value="0.00">
            <text:p>0</text:p>
          </table:table-cell>
          <table:table-cell office:value-type="float" office:value="349.72">
            <text:p>349,72</text:p>
          </table:table-cell>
          <table:table-cell office:value-type="float" office:value="3188.74">
            <text:p>3.188,7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JONATHAN HONORATO MENDONÇA<text:s text:c="54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86.50">
            <text:p>2.786,5</text:p>
          </table:table-cell>
          <table:table-cell office:value-type="float" office:value="306.52">
            <text:p>306,52</text:p>
          </table:table-cell>
          <table:table-cell office:value-type="float" office:value="43.20">
            <text:p>43,2</text:p>
          </table:table-cell>
          <table:table-cell office:value-type="float" office:value="0.00">
            <text:p>0</text:p>
          </table:table-cell>
          <table:table-cell office:value-type="float" office:value="349.72">
            <text:p>349,72</text:p>
          </table:table-cell>
          <table:table-cell office:value-type="float" office:value="2436.78">
            <text:p>2.436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JOSE AILTON DA SILVA JUNIOR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55.40">
            <text:p>3.455,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55.40">
            <text:p>3.455,4</text:p>
          </table:table-cell>
          <table:table-cell office:value-type="float" office:value="380.09">
            <text:p>380,09</text:p>
          </table:table-cell>
          <table:table-cell office:value-type="float" office:value="106.50">
            <text:p>106,5</text:p>
          </table:table-cell>
          <table:table-cell office:value-type="float" office:value="0.00">
            <text:p>0</text:p>
          </table:table-cell>
          <table:table-cell office:value-type="float" office:value="486.59">
            <text:p>486,59</text:p>
          </table:table-cell>
          <table:table-cell office:value-type="float" office:value="2968.81">
            <text:p>2.968,8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ILTON DA SILVA JUNIOR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3455.40">
            <text:p>3.455,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207.36">
            <text:p>4.207,36</text:p>
          </table:table-cell>
          <table:table-cell office:value-type="float" office:value="380.09">
            <text:p>380,09</text:p>
          </table:table-cell>
          <table:table-cell office:value-type="float" office:value="106.50">
            <text:p>106,5</text:p>
          </table:table-cell>
          <table:table-cell office:value-type="float" office:value="0.00">
            <text:p>0</text:p>
          </table:table-cell>
          <table:table-cell office:value-type="float" office:value="486.59">
            <text:p>486,59</text:p>
          </table:table-cell>
          <table:table-cell office:value-type="float" office:value="3720.77">
            <text:p>3.720,7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NGELO DE FARIAS FILHO<text:s text:c="53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CARLOS BARREIROS BARBOSA FILHO<text:s text:c="45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966.36">
            <text:p>7.966,36</text:p>
          </table:table-cell>
          <table:table-cell office:value-type="float" office:value="612.74">
            <text:p>612,74</text:p>
          </table:table-cell>
          <table:table-cell office:value-type="float" office:value="841.82">
            <text:p>841,82</text:p>
          </table:table-cell>
          <table:table-cell office:value-type="float" office:value="0.00">
            <text:p>0</text:p>
          </table:table-cell>
          <table:table-cell office:value-type="float" office:value="1454.56">
            <text:p>1.454,56</text:p>
          </table:table-cell>
          <table:table-cell office:value-type="float" office:value="6511.80">
            <text:p>6.511,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57.04">
            <text:p>557,0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CARLOS GOMES PATRIOTA JUNIOR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DOS SANTOS<text:s text:c="65"/></text:p>
          </table:table-cell>
          <table:table-cell office:value-type="string">
            <text:p>AGENTE DE SEGURANCA<text:s text:c="21"/></text:p>
          </table:table-cell>
          <table:table-cell office:value-type="string">
            <text:p>FUNCIONARIOS ATIVOS<text:s text:c="21"/></text:p>
          </table:table-cell>
          <table:table-cell office:value-type="float" office:value="5811.96">
            <text:p>5.81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563.92">
            <text:p>6.563,92</text:p>
          </table:table-cell>
          <table:table-cell office:value-type="float" office:value="639.32">
            <text:p>639,32</text:p>
          </table:table-cell>
          <table:table-cell office:value-type="float" office:value="178.57">
            <text:p>178,57</text:p>
          </table:table-cell>
          <table:table-cell office:value-type="float" office:value="0.00">
            <text:p>0</text:p>
          </table:table-cell>
          <table:table-cell office:value-type="float" office:value="817.89">
            <text:p>817,89</text:p>
          </table:table-cell>
          <table:table-cell office:value-type="float" office:value="5746.03">
            <text:p>5.746,0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FERNANDES DE OLIVEIRA SILVA<text:s text:c="48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44.92">
            <text:p>2.744,92</text:p>
          </table:table-cell>
          <table:table-cell office:value-type="float" office:value="179.36">
            <text:p>179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9.36">
            <text:p>179,36</text:p>
          </table:table-cell>
          <table:table-cell office:value-type="float" office:value="2565.56">
            <text:p>2.565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FILIPE DE LIMA SANTANA<text:s text:c="53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940.49">
            <text:p>6.940,49</text:p>
          </table:table-cell>
          <table:table-cell office:value-type="float" office:value="534.44">
            <text:p>534,44</text:p>
          </table:table-cell>
          <table:table-cell office:value-type="float" office:value="633.38">
            <text:p>633,38</text:p>
          </table:table-cell>
          <table:table-cell office:value-type="float" office:value="0.00">
            <text:p>0</text:p>
          </table:table-cell>
          <table:table-cell office:value-type="float" office:value="1167.82">
            <text:p>1.167,82</text:p>
          </table:table-cell>
          <table:table-cell office:value-type="float" office:value="5772.67">
            <text:p>5.772,6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2.93">
            <text:p>242,9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JAILSON NUNES DE MACEDO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3071.83">
            <text:p>3.071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23.79">
            <text:p>3.823,79</text:p>
          </table:table-cell>
          <table:table-cell office:value-type="float" office:value="337.90">
            <text:p>337,9</text:p>
          </table:table-cell>
          <table:table-cell office:value-type="float" office:value="19.59">
            <text:p>19,59</text:p>
          </table:table-cell>
          <table:table-cell office:value-type="float" office:value="0.00">
            <text:p>0</text:p>
          </table:table-cell>
          <table:table-cell office:value-type="float" office:value="357.49">
            <text:p>357,49</text:p>
          </table:table-cell>
          <table:table-cell office:value-type="float" office:value="3466.30">
            <text:p>3.466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JOSE JAILSON NUNES DE MACEDO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71.83">
            <text:p>3.071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71.83">
            <text:p>3.071,83</text:p>
          </table:table-cell>
          <table:table-cell office:value-type="float" office:value="337.90">
            <text:p>337,9</text:p>
          </table:table-cell>
          <table:table-cell office:value-type="float" office:value="19.59">
            <text:p>19,59</text:p>
          </table:table-cell>
          <table:table-cell office:value-type="float" office:value="0.00">
            <text:p>0</text:p>
          </table:table-cell>
          <table:table-cell office:value-type="float" office:value="357.49">
            <text:p>357,49</text:p>
          </table:table-cell>
          <table:table-cell office:value-type="float" office:value="2714.34">
            <text:p>2.714,3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MARIA MATIAS FERREIRA<text:s text:c="54"/></text:p>
          </table:table-cell>
          <table:table-cell office:value-type="string">
            <text:p>AGENTE DE SEGURANCA<text:s text:c="21"/></text:p>
          </table:table-cell>
          <table:table-cell office:value-type="string">
            <text:p>FUNCIONARIOS ATIVOS<text:s text:c="21"/></text:p>
          </table:table-cell>
          <table:table-cell office:value-type="float" office:value="5811.96">
            <text:p>5.811,96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77.98">
            <text:p>8.677,98</text:p>
          </table:table-cell>
          <table:table-cell office:value-type="float" office:value="639.32">
            <text:p>639,32</text:p>
          </table:table-cell>
          <table:table-cell office:value-type="float" office:value="978.07">
            <text:p>978,07</text:p>
          </table:table-cell>
          <table:table-cell office:value-type="float" office:value="0.00">
            <text:p>0</text:p>
          </table:table-cell>
          <table:table-cell office:value-type="float" office:value="1617.39">
            <text:p>1.617,39</text:p>
          </table:table-cell>
          <table:table-cell office:value-type="float" office:value="7060.59">
            <text:p>7.060,5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62.39">
            <text:p>1.162,3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AR 1<text:s text:c="11"/></text:p>
          </table:table-cell>
          <table:table-cell office:value-type="string">
            <text:p>JOSE MARIO CALHEIROS DE MELO PINTO<text:s text:c="46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88.24">
            <text:p>98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88.24">
            <text:p>98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88.24">
            <text:p>98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MARIO CALHEIROS DE MELO PINTO<text:s text:c="46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803.25">
            <text:p>8.803,25</text:p>
          </table:table-cell>
          <table:table-cell office:value-type="float" office:value="545.33">
            <text:p>545,33</text:p>
          </table:table-cell>
          <table:table-cell office:value-type="float" office:value="1142.64">
            <text:p>1.142,64</text:p>
          </table:table-cell>
          <table:table-cell office:value-type="float" office:value="0.00">
            <text:p>0</text:p>
          </table:table-cell>
          <table:table-cell office:value-type="float" office:value="1687.97">
            <text:p>1.687,97</text:p>
          </table:table-cell>
          <table:table-cell office:value-type="float" office:value="7115.28">
            <text:p>7.115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OLINTO DE ALBUQUERQUE MATOS JUNIOR<text:s text:c="41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38.03">
            <text:p>38,03</text:p>
          </table:table-cell>
          <table:table-cell office:value-type="float" office:value="0.00">
            <text:p>0</text:p>
          </table:table-cell>
          <table:table-cell office:value-type="float" office:value="359.45">
            <text:p>359,45</text:p>
          </table:table-cell>
          <table:table-cell office:value-type="float" office:value="3314.55">
            <text:p>3.314,5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INA DE ALBUQUERQUE SILVA<text:s text:c="52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44.92">
            <text:p>2.744,92</text:p>
          </table:table-cell>
          <table:table-cell office:value-type="float" office:value="179.36">
            <text:p>179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9.36">
            <text:p>179,36</text:p>
          </table:table-cell>
          <table:table-cell office:value-type="float" office:value="2565.56">
            <text:p>2.565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VANIO DE ALMEIDA LIMA<text:s text:c="55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49.92">
            <text:p>3.649,92</text:p>
          </table:table-cell>
          <table:table-cell office:value-type="float" office:value="318.78">
            <text:p>318,78</text:p>
          </table:table-cell>
          <table:table-cell office:value-type="float" office:value="50.64">
            <text:p>50,64</text:p>
          </table:table-cell>
          <table:table-cell office:value-type="float" office:value="0.00">
            <text:p>0</text:p>
          </table:table-cell>
          <table:table-cell office:value-type="float" office:value="369.42">
            <text:p>369,42</text:p>
          </table:table-cell>
          <table:table-cell office:value-type="float" office:value="3280.50">
            <text:p>3.280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ARINA BARBOSA FRANCO<text:s text:c="59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991.11">
            <text:p>4.99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991.11">
            <text:p>4.99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991.11">
            <text:p>4.99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ARTHALLIANE DE SOUZA MEDEIROS<text:s text:c="50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44.92">
            <text:p>2.744,92</text:p>
          </table:table-cell>
          <table:table-cell office:value-type="float" office:value="179.36">
            <text:p>179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9.36">
            <text:p>179,36</text:p>
          </table:table-cell>
          <table:table-cell office:value-type="float" office:value="2565.56">
            <text:p>2.565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EYLA GOMES DOS SANTOS AQUINO<text:s text:c="5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97.19">
            <text:p>1.497,19</text:p>
          </table:table-cell>
          <table:table-cell office:value-type="float" office:value="0.00">
            <text:p>0</text:p>
          </table:table-cell>
          <table:table-cell office:value-type="float" office:value="6741.17">
            <text:p>6.741,17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5983.65">
            <text:p>5.983,6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ARA CRISTINA MOURA BRANDAO<text:s text:c="53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108.04">
            <text:p>6.108,04</text:p>
          </table:table-cell>
          <table:table-cell office:value-type="float" office:value="589.17">
            <text:p>589,17</text:p>
          </table:table-cell>
          <table:table-cell office:value-type="float" office:value="441.54">
            <text:p>441,54</text:p>
          </table:table-cell>
          <table:table-cell office:value-type="float" office:value="0.00">
            <text:p>0</text:p>
          </table:table-cell>
          <table:table-cell office:value-type="float" office:value="1030.71">
            <text:p>1.030,71</text:p>
          </table:table-cell>
          <table:table-cell office:value-type="float" office:value="5077.33">
            <text:p>5.077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AUANA CALAZANS OLIVEIRA<text:s text:c="5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736.96">
            <text:p>4.736,96</text:p>
          </table:table-cell>
          <table:table-cell office:value-type="float" office:value="318.78">
            <text:p>318,78</text:p>
          </table:table-cell>
          <table:table-cell office:value-type="float" office:value="195.13">
            <text:p>195,13</text:p>
          </table:table-cell>
          <table:table-cell office:value-type="float" office:value="0.00">
            <text:p>0</text:p>
          </table:table-cell>
          <table:table-cell office:value-type="float" office:value="513.91">
            <text:p>513,91</text:p>
          </table:table-cell>
          <table:table-cell office:value-type="float" office:value="4223.05">
            <text:p>4.223,0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EANDRO DA SILVA ROSA<text:s text:c="59"/></text:p>
          </table:table-cell>
          <table:table-cell office:value-type="string">
            <text:p>ASSESSOR DE FEITOS JUDICIAIS<text:s text:c="12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1497.19">
            <text:p>1.497,19</text:p>
          </table:table-cell>
          <table:table-cell office:value-type="float" office:value="0.00">
            <text:p>0</text:p>
          </table:table-cell>
          <table:table-cell office:value-type="float" office:value="6741.17">
            <text:p>6.741,17</text:p>
          </table:table-cell>
          <table:table-cell office:value-type="float" office:value="494.12">
            <text:p>494,12</text:p>
          </table:table-cell>
          <table:table-cell office:value-type="float" office:value="44.75">
            <text:p>44,75</text:p>
          </table:table-cell>
          <table:table-cell office:value-type="float" office:value="0.00">
            <text:p>0</text:p>
          </table:table-cell>
          <table:table-cell office:value-type="float" office:value="538.87">
            <text:p>538,87</text:p>
          </table:table-cell>
          <table:table-cell office:value-type="float" office:value="6202.30">
            <text:p>6.202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EONARDO DE SIQUEIRA BITENCOURT<text:s text:c="49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EONARDO FRANCO TOLEDO<text:s text:c="5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ILYAN REJANE DE OLIVEIRA CARVALHO<text:s text:c="46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1497.19">
            <text:p>1.497,19</text:p>
          </table:table-cell>
          <table:table-cell office:value-type="float" office:value="0.00">
            <text:p>0</text:p>
          </table:table-cell>
          <table:table-cell office:value-type="float" office:value="6741.17">
            <text:p>6.741,17</text:p>
          </table:table-cell>
          <table:table-cell office:value-type="float" office:value="494.12">
            <text:p>494,12</text:p>
          </table:table-cell>
          <table:table-cell office:value-type="float" office:value="44.75">
            <text:p>44,75</text:p>
          </table:table-cell>
          <table:table-cell office:value-type="float" office:value="0.00">
            <text:p>0</text:p>
          </table:table-cell>
          <table:table-cell office:value-type="float" office:value="538.87">
            <text:p>538,87</text:p>
          </table:table-cell>
          <table:table-cell office:value-type="float" office:value="6202.30">
            <text:p>6.202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OUISE FERNANDA SILVA PIRES VASCONCELOS<text:s text:c="4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20.74">
            <text:p>220,74</text:p>
          </table:table-cell>
          <table:table-cell office:value-type="float" office:value="0.00">
            <text:p>0</text:p>
          </table:table-cell>
          <table:table-cell office:value-type="float" office:value="714.86">
            <text:p>714,86</text:p>
          </table:table-cell>
          <table:table-cell office:value-type="float" office:value="4529.12">
            <text:p>4.529,1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AS PEIXOTO BRAGA NETTO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108.04">
            <text:p>6.108,04</text:p>
          </table:table-cell>
          <table:table-cell office:value-type="float" office:value="589.17">
            <text:p>589,17</text:p>
          </table:table-cell>
          <table:table-cell office:value-type="float" office:value="393.77">
            <text:p>393,77</text:p>
          </table:table-cell>
          <table:table-cell office:value-type="float" office:value="0.00">
            <text:p>0</text:p>
          </table:table-cell>
          <table:table-cell office:value-type="float" office:value="982.94">
            <text:p>982,94</text:p>
          </table:table-cell>
          <table:table-cell office:value-type="float" office:value="5125.10">
            <text:p>5.125,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IANA DANTAS TENORIO<text:s text:c="58"/></text:p>
          </table:table-cell>
          <table:table-cell office:value-type="string">
            <text:p>PSICOLOGO<text:s text:c="31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108.04">
            <text:p>6.108,04</text:p>
          </table:table-cell>
          <table:table-cell office:value-type="float" office:value="589.17">
            <text:p>589,17</text:p>
          </table:table-cell>
          <table:table-cell office:value-type="float" office:value="351.11">
            <text:p>351,11</text:p>
          </table:table-cell>
          <table:table-cell office:value-type="float" office:value="0.00">
            <text:p>0</text:p>
          </table:table-cell>
          <table:table-cell office:value-type="float" office:value="940.28">
            <text:p>940,28</text:p>
          </table:table-cell>
          <table:table-cell office:value-type="float" office:value="5167.76">
            <text:p>5.167,7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LUIZ MESQUITA NETO<text:s text:c="6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8.56">
            <text:p>4.858,56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3987.32">
            <text:p>3.987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MESQUITA NETO<text:s text:c="6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19.36">
            <text:p>1.619,36</text:p>
          </table:table-cell>
          <table:table-cell office:value-type="float" office:value="0.00">
            <text:p>0</text:p>
          </table:table-cell>
          <table:table-cell office:value-type="float" office:value="7229.88">
            <text:p>7.229,88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6358.64">
            <text:p>6.358,6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YLIANNE FERREIRA PORFIRIO<text:s text:c="54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LBA VANIA SANTOS VALENTE<text:s text:c="54"/></text:p>
          </table:table-cell>
          <table:table-cell office:value-type="string">
            <text:p>CHEFE DE GABINETE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500.07">
            <text:p>8.500,07</text:p>
          </table:table-cell>
          <table:table-cell office:value-type="float" office:value="555.82">
            <text:p>555,82</text:p>
          </table:table-cell>
          <table:table-cell office:value-type="float" office:value="1004.25">
            <text:p>1.004,25</text:p>
          </table:table-cell>
          <table:table-cell office:value-type="float" office:value="0.00">
            <text:p>0</text:p>
          </table:table-cell>
          <table:table-cell office:value-type="float" office:value="1560.07">
            <text:p>1.560,07</text:p>
          </table:table-cell>
          <table:table-cell office:value-type="float" office:value="6940.00">
            <text:p>6.940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NUELLA GOES DA FONSECA<text:s text:c="56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MARCEL DE CASTRO VASCONCELOS<text:s text:c="52"/></text:p>
          </table:table-cell>
          <table:table-cell office:value-type="string">
            <text:p>DIRETOR DO CENTRO DE GER DE INFORMATICA 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.00">
            <text:p>2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EL DE CASTRO VASCONCELOS<text:s text:c="52"/></text:p>
          </table:table-cell>
          <table:table-cell office:value-type="string">
            <text:p>DIRETOR DO CENTRO DE GER DE INFORMATICA 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35.38">
            <text:p>9.635,3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591.76">
            <text:p>11.591,76</text:p>
          </table:table-cell>
          <table:table-cell office:value-type="float" office:value="621.04">
            <text:p>621,04</text:p>
          </table:table-cell>
          <table:table-cell office:value-type="float" office:value="1940.80">
            <text:p>1.940,8</text:p>
          </table:table-cell>
          <table:table-cell office:value-type="float" office:value="0.00">
            <text:p>0</text:p>
          </table:table-cell>
          <table:table-cell office:value-type="float" office:value="2561.84">
            <text:p>2.561,84</text:p>
          </table:table-cell>
          <table:table-cell office:value-type="float" office:value="9029.92">
            <text:p>9.029,9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04.42">
            <text:p>1.204,42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ELO JOSE DA ROCHA NERY<text:s text:c="54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5.89">
            <text:p>965,89</text:p>
          </table:table-cell>
          <table:table-cell office:value-type="float" office:value="0.00">
            <text:p>0</text:p>
          </table:table-cell>
          <table:table-cell office:value-type="float" office:value="4760.71">
            <text:p>4.760,71</text:p>
          </table:table-cell>
          <table:table-cell office:value-type="float" office:value="318.78">
            <text:p>318,78</text:p>
          </table:table-cell>
          <table:table-cell office:value-type="float" office:value="61.51">
            <text:p>61,51</text:p>
          </table:table-cell>
          <table:table-cell office:value-type="float" office:value="0.00">
            <text:p>0</text:p>
          </table:table-cell>
          <table:table-cell office:value-type="float" office:value="380.29">
            <text:p>380,29</text:p>
          </table:table-cell>
          <table:table-cell office:value-type="float" office:value="4380.42">
            <text:p>4.380,4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4.90">
            <text:p>144,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A DE OLIVEIRA BARROS<text:s text:c="55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38.46">
            <text:p>3.538,46</text:p>
          </table:table-cell>
          <table:table-cell office:value-type="float" office:value="306.52">
            <text:p>306,52</text:p>
          </table:table-cell>
          <table:table-cell office:value-type="float" office:value="43.20">
            <text:p>43,2</text:p>
          </table:table-cell>
          <table:table-cell office:value-type="float" office:value="0.00">
            <text:p>0</text:p>
          </table:table-cell>
          <table:table-cell office:value-type="float" office:value="349.72">
            <text:p>349,72</text:p>
          </table:table-cell>
          <table:table-cell office:value-type="float" office:value="3188.74">
            <text:p>3.188,7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A LIMA SALGUEIRO VITORINO<text:s text:c="50"/></text:p>
          </table:table-cell>
          <table:table-cell office:value-type="string">
            <text:p>TELEFONISTA<text:s text:c="29"/></text:p>
          </table:table-cell>
          <table:table-cell office:value-type="string">
            <text:p>FUNCIONARIOS ATIVOS<text:s text:c="21"/></text:p>
          </table:table-cell>
          <table:table-cell office:value-type="float" office:value="3322.50">
            <text:p>3.322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74.46">
            <text:p>4.074,46</text:p>
          </table:table-cell>
          <table:table-cell office:value-type="float" office:value="365.48">
            <text:p>365,48</text:p>
          </table:table-cell>
          <table:table-cell office:value-type="float" office:value="64.76">
            <text:p>64,76</text:p>
          </table:table-cell>
          <table:table-cell office:value-type="float" office:value="0.00">
            <text:p>0</text:p>
          </table:table-cell>
          <table:table-cell office:value-type="float" office:value="430.24">
            <text:p>430,24</text:p>
          </table:table-cell>
          <table:table-cell office:value-type="float" office:value="3644.22">
            <text:p>3.644,2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O ANTONIO GOMES REIS JUNIOR<text:s text:c="4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426.35">
            <text:p>7.426,35</text:p>
          </table:table-cell>
          <table:table-cell office:value-type="float" office:value="534.44">
            <text:p>534,44</text:p>
          </table:table-cell>
          <table:table-cell office:value-type="float" office:value="819.13">
            <text:p>819,13</text:p>
          </table:table-cell>
          <table:table-cell office:value-type="float" office:value="0.00">
            <text:p>0</text:p>
          </table:table-cell>
          <table:table-cell office:value-type="float" office:value="1353.57">
            <text:p>1.353,57</text:p>
          </table:table-cell>
          <table:table-cell office:value-type="float" office:value="6072.78">
            <text:p>6.072,7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.86">
            <text:p>485,86</text:p>
          </table:table-cell>
          <table:table-cell office:value-type="float" office:value="242.93">
            <text:p>242,9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O DE GUSMAO BARBOSA<text:s text:c="56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159.57">
            <text:p>159,57</text:p>
          </table:table-cell>
          <table:table-cell office:value-type="float" office:value="0.00">
            <text:p>0</text:p>
          </table:table-cell>
          <table:table-cell office:value-type="float" office:value="653.69">
            <text:p>653,69</text:p>
          </table:table-cell>
          <table:table-cell office:value-type="float" office:value="4590.29">
            <text:p>4.590,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ONDES BATISTA AYRES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744.27">
            <text:p>6.744,27</text:p>
          </table:table-cell>
          <table:table-cell office:value-type="float" office:value="513.89">
            <text:p>513,89</text:p>
          </table:table-cell>
          <table:table-cell office:value-type="float" office:value="637.21">
            <text:p>637,21</text:p>
          </table:table-cell>
          <table:table-cell office:value-type="float" office:value="0.00">
            <text:p>0</text:p>
          </table:table-cell>
          <table:table-cell office:value-type="float" office:value="1151.10">
            <text:p>1.151,1</text:p>
          </table:table-cell>
          <table:table-cell office:value-type="float" office:value="5593.17">
            <text:p>5.593,1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3.58">
            <text:p>233,5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OS ANDRE SOUZA DA ROCHA<text:s text:c="53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966.36">
            <text:p>7.966,36</text:p>
          </table:table-cell>
          <table:table-cell office:value-type="float" office:value="612.74">
            <text:p>612,74</text:p>
          </table:table-cell>
          <table:table-cell office:value-type="float" office:value="946.10">
            <text:p>946,1</text:p>
          </table:table-cell>
          <table:table-cell office:value-type="float" office:value="0.00">
            <text:p>0</text:p>
          </table:table-cell>
          <table:table-cell office:value-type="float" office:value="1558.84">
            <text:p>1.558,84</text:p>
          </table:table-cell>
          <table:table-cell office:value-type="float" office:value="6407.52">
            <text:p>6.407,5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57.04">
            <text:p>557,0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ALANY LIRA SOARES DE ALMEIDA<text:s text:c="46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MARIA ALANY LIRA SOARES DE ALMEIDA<text:s text:c="46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8.56">
            <text:p>4.858,56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3987.32">
            <text:p>3.987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CRISTINA MENDES CAVALCANTE BISPO OLIVEIRA<text:s text:c="33"/></text:p>
          </table:table-cell>
          <table:table-cell office:value-type="string">
            <text:p>ASSESSOR DE CERIMONIAL<text:s text:c="18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DAS GRACAS MELO PORTELA<text:s text:c="51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DE FATIMA MELO MARTINS<text:s text:c="52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HELENA CAVALCANTE FERNANDES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322.28">
            <text:p>6.322,28</text:p>
          </table:table-cell>
          <table:table-cell office:value-type="float" office:value="612.74">
            <text:p>612,74</text:p>
          </table:table-cell>
          <table:table-cell office:value-type="float" office:value="493.97">
            <text:p>493,97</text:p>
          </table:table-cell>
          <table:table-cell office:value-type="float" office:value="0.00">
            <text:p>0</text:p>
          </table:table-cell>
          <table:table-cell office:value-type="float" office:value="1106.71">
            <text:p>1.106,71</text:p>
          </table:table-cell>
          <table:table-cell office:value-type="float" office:value="5215.57">
            <text:p>5.215,5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JOSE OLINDA SILVA<text:s text:c="57"/></text:p>
          </table:table-cell>
          <table:table-cell office:value-type="string">
            <text:p>ASSESSOR DO GAB DO PROC. GER DE JUSTIÇA 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1497.19">
            <text:p>1.497,19</text:p>
          </table:table-cell>
          <table:table-cell office:value-type="float" office:value="0.00">
            <text:p>0</text:p>
          </table:table-cell>
          <table:table-cell office:value-type="float" office:value="6741.17">
            <text:p>6.741,17</text:p>
          </table:table-cell>
          <table:table-cell office:value-type="float" office:value="494.12">
            <text:p>494,12</text:p>
          </table:table-cell>
          <table:table-cell office:value-type="float" office:value="44.75">
            <text:p>44,75</text:p>
          </table:table-cell>
          <table:table-cell office:value-type="float" office:value="0.00">
            <text:p>0</text:p>
          </table:table-cell>
          <table:table-cell office:value-type="float" office:value="538.87">
            <text:p>538,87</text:p>
          </table:table-cell>
          <table:table-cell office:value-type="float" office:value="6202.30">
            <text:p>6.202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MADALENA OLIVEIRA SIMOES LEAO<text:s text:c="45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NA COSTA DE SANTANA MONTEIRO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O CESAR DE ALBUQUERQUE PESSOA<text:s text:c="47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48.29">
            <text:p>48,29</text:p>
          </table:table-cell>
          <table:table-cell office:value-type="float" office:value="0.00">
            <text:p>0</text:p>
          </table:table-cell>
          <table:table-cell office:value-type="float" office:value="4649.88">
            <text:p>4.649,88</text:p>
          </table:table-cell>
          <table:table-cell office:value-type="float" office:value="318.78">
            <text:p>318,78</text:p>
          </table:table-cell>
          <table:table-cell office:value-type="float" office:value="117.95">
            <text:p>117,95</text:p>
          </table:table-cell>
          <table:table-cell office:value-type="float" office:value="0.00">
            <text:p>0</text:p>
          </table:table-cell>
          <table:table-cell office:value-type="float" office:value="436.73">
            <text:p>436,73</text:p>
          </table:table-cell>
          <table:table-cell office:value-type="float" office:value="4213.15">
            <text:p>4.213,1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O FERREIRA DA SILVA JUNIOR<text:s text:c="50"/></text:p>
          </table:table-cell>
          <table:table-cell office:value-type="string">
            <text:p>ANALISTA DO MP - ADMINISTRACAO DE REDES 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144.55">
            <text:p>7.144,55</text:p>
          </table:table-cell>
          <table:table-cell office:value-type="float" office:value="533.08">
            <text:p>533,08</text:p>
          </table:table-cell>
          <table:table-cell office:value-type="float" office:value="742.01">
            <text:p>742,01</text:p>
          </table:table-cell>
          <table:table-cell office:value-type="float" office:value="0.00">
            <text:p>0</text:p>
          </table:table-cell>
          <table:table-cell office:value-type="float" office:value="1275.09">
            <text:p>1.275,09</text:p>
          </table:table-cell>
          <table:table-cell office:value-type="float" office:value="5869.46">
            <text:p>5.869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52.65">
            <text:p>252,65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LI FERRAZ TORRES<text:s text:c="61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8692.37">
            <text:p>8.692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56.16">
            <text:p>956,16</text:p>
          </table:table-cell>
          <table:table-cell office:value-type="float" office:value="10400.49">
            <text:p>10.400,49</text:p>
          </table:table-cell>
          <table:table-cell office:value-type="float" office:value="956.16">
            <text:p>956,16</text:p>
          </table:table-cell>
          <table:table-cell office:value-type="float" office:value="1364.63">
            <text:p>1.364,63</text:p>
          </table:table-cell>
          <table:table-cell office:value-type="float" office:value="0.00">
            <text:p>0</text:p>
          </table:table-cell>
          <table:table-cell office:value-type="float" office:value="2320.79">
            <text:p>2.320,79</text:p>
          </table:table-cell>
          <table:table-cell office:value-type="float" office:value="8079.70">
            <text:p>8.079,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YNA GRACIELE ARAUJO FERNANDES<text:s text:c="4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643.65">
            <text:p>6.643,65</text:p>
          </table:table-cell>
          <table:table-cell office:value-type="float" office:value="589.17">
            <text:p>589,17</text:p>
          </table:table-cell>
          <table:table-cell office:value-type="float" office:value="484.56">
            <text:p>484,56</text:p>
          </table:table-cell>
          <table:table-cell office:value-type="float" office:value="0.00">
            <text:p>0</text:p>
          </table:table-cell>
          <table:table-cell office:value-type="float" office:value="1073.73">
            <text:p>1.073,73</text:p>
          </table:table-cell>
          <table:table-cell office:value-type="float" office:value="5569.92">
            <text:p>5.569,9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.61">
            <text:p>535,6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CORREIA DA ROCHA<text:s text:c="5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FUNCIONARIOS ATIVOS<text:s text:c="21"/></text:p>
          </table:table-cell>
          <table:table-cell office:value-type="float" office:value="3194.71">
            <text:p>3.194,71</text:p>
          </table:table-cell>
          <table:table-cell office:value-type="float" office:value="0.00">
            <text:p>0</text:p>
          </table:table-cell>
          <table:table-cell office:value-type="float" office:value="1753.22">
            <text:p>1.753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99.89">
            <text:p>5.699,89</text:p>
          </table:table-cell>
          <table:table-cell office:value-type="float" office:value="351.42">
            <text:p>351,42</text:p>
          </table:table-cell>
          <table:table-cell office:value-type="float" office:value="312.77">
            <text:p>312,77</text:p>
          </table:table-cell>
          <table:table-cell office:value-type="float" office:value="0.00">
            <text:p>0</text:p>
          </table:table-cell>
          <table:table-cell office:value-type="float" office:value="664.19">
            <text:p>664,19</text:p>
          </table:table-cell>
          <table:table-cell office:value-type="float" office:value="5035.70">
            <text:p>5.035,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MARCELINO DOS SANTOS<text:s text:c="51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664.25">
            <text:p>664,25</text:p>
          </table:table-cell>
          <table:table-cell office:value-type="float" office:value="0.00">
            <text:p>0</text:p>
          </table:table-cell>
          <table:table-cell office:value-type="float" office:value="3409.17">
            <text:p>3.409,17</text:p>
          </table:table-cell>
          <table:table-cell office:value-type="float" office:value="179.36">
            <text:p>179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9.36">
            <text:p>179,36</text:p>
          </table:table-cell>
          <table:table-cell office:value-type="float" office:value="3229.81">
            <text:p>3.229,8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IGUEL ANGELO GAMELEIRA VAZ JUNIOR<text:s text:c="46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ONIQUE NATASSIA NEVILLE DE ARAUJO<text:s text:c="4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576.29">
            <text:p>2.576,29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15.29">
            <text:p>4.415,29</text:p>
          </table:table-cell>
          <table:table-cell office:value-type="float" office:value="283.39">
            <text:p>283,39</text:p>
          </table:table-cell>
          <table:table-cell office:value-type="float" office:value="152.19">
            <text:p>152,19</text:p>
          </table:table-cell>
          <table:table-cell office:value-type="float" office:value="0.00">
            <text:p>0</text:p>
          </table:table-cell>
          <table:table-cell office:value-type="float" office:value="435.58">
            <text:p>435,58</text:p>
          </table:table-cell>
          <table:table-cell office:value-type="float" office:value="3979.71">
            <text:p>3.979,7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OZER MACHADO CALHEIROS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ATASHA ALVES DE GUSMÃO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57.07">
            <text:p>1.557,07</text:p>
          </table:table-cell>
          <table:table-cell office:value-type="float" office:value="0.00">
            <text:p>0</text:p>
          </table:table-cell>
          <table:table-cell office:value-type="float" office:value="6980.72">
            <text:p>6.980,72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6167.45">
            <text:p>6.167,4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ILTON SANTOS FERREIRA JUNIOR<text:s text:c="51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OLAVIO RAMOS DA SILVA<text:s text:c="59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23.81">
            <text:p>23,81</text:p>
          </table:table-cell>
          <table:table-cell office:value-type="float" office:value="0.00">
            <text:p>0</text:p>
          </table:table-cell>
          <table:table-cell office:value-type="float" office:value="345.23">
            <text:p>345,23</text:p>
          </table:table-cell>
          <table:table-cell office:value-type="float" office:value="3328.77">
            <text:p>3.328,7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TRICIA BROAD RIZZO DE OMENA<text:s text:c="51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TRIK ROCHA DE BARROS<text:s text:c="58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977.86">
            <text:p>6.977,86</text:p>
          </table:table-cell>
          <table:table-cell office:value-type="float" office:value="483.03">
            <text:p>483,03</text:p>
          </table:table-cell>
          <table:table-cell office:value-type="float" office:value="657.79">
            <text:p>657,79</text:p>
          </table:table-cell>
          <table:table-cell office:value-type="float" office:value="0.00">
            <text:p>0</text:p>
          </table:table-cell>
          <table:table-cell office:value-type="float" office:value="1140.82">
            <text:p>1.140,82</text:p>
          </table:table-cell>
          <table:table-cell office:value-type="float" office:value="5837.04">
            <text:p>5.837,0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7.17">
            <text:p>467,1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A AGUIAR ARAUJO DANTAS BATISTA<text:s text:c="46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60.09">
            <text:p>1.860,0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561.92">
            <text:p>2.561,92</text:p>
          </table:table-cell>
          <table:table-cell office:value-type="float" office:value="167.40">
            <text:p>167,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7.40">
            <text:p>167,4</text:p>
          </table:table-cell>
          <table:table-cell office:value-type="float" office:value="2394.52">
            <text:p>2.394,52</text:p>
          </table:table-cell>
          <table:table-cell office:value-type="float" office:value="701.83">
            <text:p>701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GIL MALTA FEITOSA ALCANTARA<text:s text:c="47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VICTOR SOUZA ZACARIAS<text:s text:c="53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2695.21">
            <text:p>2.695,2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118.86">
            <text:p>8.118,86</text:p>
          </table:table-cell>
          <table:table-cell office:value-type="float" office:value="513.89">
            <text:p>513,89</text:p>
          </table:table-cell>
          <table:table-cell office:value-type="float" office:value="1015.22">
            <text:p>1.015,22</text:p>
          </table:table-cell>
          <table:table-cell office:value-type="float" office:value="0.00">
            <text:p>0</text:p>
          </table:table-cell>
          <table:table-cell office:value-type="float" office:value="1529.11">
            <text:p>1.529,11</text:p>
          </table:table-cell>
          <table:table-cell office:value-type="float" office:value="6589.75">
            <text:p>6.589,7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EDRO HENRIQUE SILVA DOS SANTOS<text:s text:c="49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EDRO JOSE GREGORIO SILVA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4610.38">
            <text:p>4.610,3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ERCILIANA MARTINS DE ARAUJO MORONI VALENCA<text:s text:c="3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56.72">
            <text:p>256,72</text:p>
          </table:table-cell>
          <table:table-cell office:value-type="float" office:value="0.00">
            <text:p>0</text:p>
          </table:table-cell>
          <table:table-cell office:value-type="float" office:value="770.61">
            <text:p>770,61</text:p>
          </table:table-cell>
          <table:table-cell office:value-type="float" office:value="4653.04">
            <text:p>4.653,0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HILLYPE MATHEUS PEREIRA MELO<text:s text:c="51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49.92">
            <text:p>3.649,92</text:p>
          </table:table-cell>
          <table:table-cell office:value-type="float" office:value="318.78">
            <text:p>318,78</text:p>
          </table:table-cell>
          <table:table-cell office:value-type="float" office:value="50.64">
            <text:p>50,64</text:p>
          </table:table-cell>
          <table:table-cell office:value-type="float" office:value="0.00">
            <text:p>0</text:p>
          </table:table-cell>
          <table:table-cell office:value-type="float" office:value="369.42">
            <text:p>369,42</text:p>
          </table:table-cell>
          <table:table-cell office:value-type="float" office:value="3280.50">
            <text:p>3.280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OLYANA MARTINIANO MELO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RANULFO PAES ARAUJO<text:s text:c="61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10.23">
            <text:p>5.810,2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10.23">
            <text:p>5.810,23</text:p>
          </table:table-cell>
          <table:table-cell office:value-type="float" office:value="534.44">
            <text:p>534,44</text:p>
          </table:table-cell>
          <table:table-cell office:value-type="float" office:value="581.48">
            <text:p>581,48</text:p>
          </table:table-cell>
          <table:table-cell office:value-type="float" office:value="0.00">
            <text:p>0</text:p>
          </table:table-cell>
          <table:table-cell office:value-type="float" office:value="1115.92">
            <text:p>1.115,92</text:p>
          </table:table-cell>
          <table:table-cell office:value-type="float" office:value="4694.31">
            <text:p>4.694,3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ANULFO PAES ARAUJO<text:s text:c="61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951.67">
            <text:p>951,67</text:p>
          </table:table-cell>
          <table:table-cell office:value-type="float" office:value="0.00">
            <text:p>0</text:p>
          </table:table-cell>
          <table:table-cell office:value-type="float" office:value="1936.55">
            <text:p>1.936,55</text:p>
          </table:table-cell>
          <table:table-cell office:value-type="float" office:value="0.00">
            <text:p>0</text:p>
          </table:table-cell>
          <table:table-cell office:value-type="float" office:value="8498.74">
            <text:p>8.498,74</text:p>
          </table:table-cell>
          <table:table-cell office:value-type="float" office:value="534.44">
            <text:p>534,44</text:p>
          </table:table-cell>
          <table:table-cell office:value-type="float" office:value="581.48">
            <text:p>581,48</text:p>
          </table:table-cell>
          <table:table-cell office:value-type="float" office:value="0.00">
            <text:p>0</text:p>
          </table:table-cell>
          <table:table-cell office:value-type="float" office:value="1115.92">
            <text:p>1.115,92</text:p>
          </table:table-cell>
          <table:table-cell office:value-type="float" office:value="7382.82">
            <text:p>7.382,8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RAQUEL REZENDE GOMES LEAL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71.69">
            <text:p>4.671,69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3858.42">
            <text:p>3.858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AQUEL REZENDE GOMES LEAL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4610.38">
            <text:p>4.610,3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ENATA DE NEGREIROS GUERRA STUDART<text:s text:c="46"/></text:p>
          </table:table-cell>
          <table:table-cell office:value-type="string">
            <text:p>PSICOLOGO<text:s text:c="31"/>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322.28">
            <text:p>6.322,28</text:p>
          </table:table-cell>
          <table:table-cell office:value-type="float" office:value="612.74">
            <text:p>612,74</text:p>
          </table:table-cell>
          <table:table-cell office:value-type="float" office:value="493.97">
            <text:p>493,97</text:p>
          </table:table-cell>
          <table:table-cell office:value-type="float" office:value="0.00">
            <text:p>0</text:p>
          </table:table-cell>
          <table:table-cell office:value-type="float" office:value="1106.71">
            <text:p>1.106,71</text:p>
          </table:table-cell>
          <table:table-cell office:value-type="float" office:value="5215.57">
            <text:p>5.215,5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ENATA OLIVEIRA TEIXEIRA CAVALCANTE<text:s text:c="45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409.32">
            <text:p>7.409,32</text:p>
          </table:table-cell>
          <table:table-cell office:value-type="float" office:value="612.74">
            <text:p>612,74</text:p>
          </table:table-cell>
          <table:table-cell office:value-type="float" office:value="740.77">
            <text:p>740,77</text:p>
          </table:table-cell>
          <table:table-cell office:value-type="float" office:value="0.00">
            <text:p>0</text:p>
          </table:table-cell>
          <table:table-cell office:value-type="float" office:value="1353.51">
            <text:p>1.353,51</text:p>
          </table:table-cell>
          <table:table-cell office:value-type="float" office:value="6055.81">
            <text:p>6.055,8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ENATA PINTO DE BARROS<text:s text:c="58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1497.19">
            <text:p>1.497,19</text:p>
          </table:table-cell>
          <table:table-cell office:value-type="float" office:value="0.00">
            <text:p>0</text:p>
          </table:table-cell>
          <table:table-cell office:value-type="float" office:value="6741.17">
            <text:p>6.741,17</text:p>
          </table:table-cell>
          <table:table-cell office:value-type="float" office:value="494.12">
            <text:p>494,12</text:p>
          </table:table-cell>
          <table:table-cell office:value-type="float" office:value="44.75">
            <text:p>44,75</text:p>
          </table:table-cell>
          <table:table-cell office:value-type="float" office:value="0.00">
            <text:p>0</text:p>
          </table:table-cell>
          <table:table-cell office:value-type="float" office:value="538.87">
            <text:p>538,87</text:p>
          </table:table-cell>
          <table:table-cell office:value-type="float" office:value="6202.30">
            <text:p>6.202,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ENATA SOUTO ALDEMAN DE OLIVEIRA<text:s text:c="48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74.00">
            <text:p>3.674</text:p>
          </table:table-cell>
          <table:table-cell office:value-type="float" office:value="321.42">
            <text:p>321,42</text:p>
          </table:table-cell>
          <table:table-cell office:value-type="float" office:value="52.25">
            <text:p>52,25</text:p>
          </table:table-cell>
          <table:table-cell office:value-type="float" office:value="0.00">
            <text:p>0</text:p>
          </table:table-cell>
          <table:table-cell office:value-type="float" office:value="373.67">
            <text:p>373,67</text:p>
          </table:table-cell>
          <table:table-cell office:value-type="float" office:value="3300.33">
            <text:p>3.300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BERTO FILIPE DE ALMEIDA COIMBRA<text:s text:c="47"/></text:p>
          </table:table-cell>
          <table:table-cell office:value-type="string">
            <text:p>ANALISTA DO MP - DESENV. DE SISTEMAS<text:s text:c="4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730.68">
            <text:p>7.730,68</text:p>
          </table:table-cell>
          <table:table-cell office:value-type="float" office:value="589.17">
            <text:p>589,17</text:p>
          </table:table-cell>
          <table:table-cell office:value-type="float" office:value="887.77">
            <text:p>887,77</text:p>
          </table:table-cell>
          <table:table-cell office:value-type="float" office:value="0.00">
            <text:p>0</text:p>
          </table:table-cell>
          <table:table-cell office:value-type="float" office:value="1476.94">
            <text:p>1.476,94</text:p>
          </table:table-cell>
          <table:table-cell office:value-type="float" office:value="6253.74">
            <text:p>6.253,7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.60">
            <text:p>535,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DRIGO TORRES KUMMER<text:s text:c="59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570.32">
            <text:p>5.570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322.28">
            <text:p>6.322,28</text:p>
          </table:table-cell>
          <table:table-cell office:value-type="float" office:value="612.74">
            <text:p>612,74</text:p>
          </table:table-cell>
          <table:table-cell office:value-type="float" office:value="493.97">
            <text:p>493,97</text:p>
          </table:table-cell>
          <table:table-cell office:value-type="float" office:value="0.00">
            <text:p>0</text:p>
          </table:table-cell>
          <table:table-cell office:value-type="float" office:value="1106.71">
            <text:p>1.106,71</text:p>
          </table:table-cell>
          <table:table-cell office:value-type="float" office:value="5215.57">
            <text:p>5.215,57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NALDO AURELIANO DO NASCIMENTO FILHO<text:s text:c="43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3322.50">
            <text:p>3.322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74.46">
            <text:p>4.074,46</text:p>
          </table:table-cell>
          <table:table-cell office:value-type="float" office:value="365.48">
            <text:p>365,48</text:p>
          </table:table-cell>
          <table:table-cell office:value-type="float" office:value="88.75">
            <text:p>88,75</text:p>
          </table:table-cell>
          <table:table-cell office:value-type="float" office:value="0.00">
            <text:p>0</text:p>
          </table:table-cell>
          <table:table-cell office:value-type="float" office:value="454.23">
            <text:p>454,23</text:p>
          </table:table-cell>
          <table:table-cell office:value-type="float" office:value="3620.23">
            <text:p>3.620,2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SALVO FORTES FONTAN JUNIOR<text:s text:c="52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8692.37">
            <text:p>8.692,37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144.85">
            <text:p>144,85</text:p>
          </table:table-cell>
          <table:table-cell office:value-type="float" office:value="0.00">
            <text:p>0</text:p>
          </table:table-cell>
          <table:table-cell office:value-type="float" office:value="11110.84">
            <text:p>11.110,84</text:p>
          </table:table-cell>
          <table:table-cell office:value-type="float" office:value="956.16">
            <text:p>956,16</text:p>
          </table:table-cell>
          <table:table-cell office:value-type="float" office:value="813.39">
            <text:p>813,39</text:p>
          </table:table-cell>
          <table:table-cell office:value-type="float" office:value="0.00">
            <text:p>0</text:p>
          </table:table-cell>
          <table:table-cell office:value-type="float" office:value="1769.55">
            <text:p>1.769,55</text:p>
          </table:table-cell>
          <table:table-cell office:value-type="float" office:value="9341.29">
            <text:p>9.341,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34.62">
            <text:p>434,62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SANA CAVALCANTE LUCENA<text:s text:c="56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57.23">
            <text:p>5.657,23</text:p>
          </table:table-cell>
          <table:table-cell office:value-type="float" office:value="513.89">
            <text:p>513,89</text:p>
          </table:table-cell>
          <table:table-cell office:value-type="float" office:value="351.93">
            <text:p>351,93</text:p>
          </table:table-cell>
          <table:table-cell office:value-type="float" office:value="0.00">
            <text:p>0</text:p>
          </table:table-cell>
          <table:table-cell office:value-type="float" office:value="865.82">
            <text:p>865,82</text:p>
          </table:table-cell>
          <table:table-cell office:value-type="float" office:value="4791.41">
            <text:p>4.791,4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3.58">
            <text:p>233,5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ANDRO BARRETO NUNES MENEZES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38.46">
            <text:p>3.538,46</text:p>
          </table:table-cell>
          <table:table-cell office:value-type="float" office:value="306.52">
            <text:p>306,52</text:p>
          </table:table-cell>
          <table:table-cell office:value-type="float" office:value="43.20">
            <text:p>43,2</text:p>
          </table:table-cell>
          <table:table-cell office:value-type="float" office:value="0.00">
            <text:p>0</text:p>
          </table:table-cell>
          <table:table-cell office:value-type="float" office:value="349.72">
            <text:p>349,72</text:p>
          </table:table-cell>
          <table:table-cell office:value-type="float" office:value="3188.74">
            <text:p>3.188,7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HEYLA CAMPOS DE OLIVEIRA<text:s text:c="55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20.74">
            <text:p>220,74</text:p>
          </table:table-cell>
          <table:table-cell office:value-type="float" office:value="0.00">
            <text:p>0</text:p>
          </table:table-cell>
          <table:table-cell office:value-type="float" office:value="714.86">
            <text:p>714,86</text:p>
          </table:table-cell>
          <table:table-cell office:value-type="float" office:value="4529.12">
            <text:p>4.529,1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ISA OLIVEIRA ABREU DE MESSIAS<text:s text:c="49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10.52">
            <text:p>5.610,52</text:p>
          </table:table-cell>
          <table:table-cell office:value-type="float" office:value="534.44">
            <text:p>534,44</text:p>
          </table:table-cell>
          <table:table-cell office:value-type="float" office:value="336.80">
            <text:p>336,8</text:p>
          </table:table-cell>
          <table:table-cell office:value-type="float" office:value="0.00">
            <text:p>0</text:p>
          </table:table-cell>
          <table:table-cell office:value-type="float" office:value="871.24">
            <text:p>871,24</text:p>
          </table:table-cell>
          <table:table-cell office:value-type="float" office:value="4739.28">
            <text:p>4.739,2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NIA MARIA GOMES<text:s text:c="63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92.96">
            <text:p>1.992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44.92">
            <text:p>2.744,92</text:p>
          </table:table-cell>
          <table:table-cell office:value-type="float" office:value="179.36">
            <text:p>179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9.36">
            <text:p>179,36</text:p>
          </table:table-cell>
          <table:table-cell office:value-type="float" office:value="2565.56">
            <text:p>2.565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TIANA ALBUQUERQUE DE ARAUJO<text:s text:c="51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AIS GABRIELLA FERREIRA TEODOSIO<text:s text:c="47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AIS MARIA PACIFICO BEZERRA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49.92">
            <text:p>3.649,92</text:p>
          </table:table-cell>
          <table:table-cell office:value-type="float" office:value="318.78">
            <text:p>318,78</text:p>
          </table:table-cell>
          <table:table-cell office:value-type="float" office:value="50.64">
            <text:p>50,64</text:p>
          </table:table-cell>
          <table:table-cell office:value-type="float" office:value="0.00">
            <text:p>0</text:p>
          </table:table-cell>
          <table:table-cell office:value-type="float" office:value="369.42">
            <text:p>369,42</text:p>
          </table:table-cell>
          <table:table-cell office:value-type="float" office:value="3280.50">
            <text:p>3.280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AISA ELLANE DE JESUS CAVALCANTE LAMENHA<text:s text:c="39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96.38">
            <text:p>6.096,38</text:p>
          </table:table-cell>
          <table:table-cell office:value-type="float" office:value="534.44">
            <text:p>534,44</text:p>
          </table:table-cell>
          <table:table-cell office:value-type="float" office:value="453.38">
            <text:p>453,38</text:p>
          </table:table-cell>
          <table:table-cell office:value-type="float" office:value="0.00">
            <text:p>0</text:p>
          </table:table-cell>
          <table:table-cell office:value-type="float" office:value="987.82">
            <text:p>987,82</text:p>
          </table:table-cell>
          <table:table-cell office:value-type="float" office:value="5108.56">
            <text:p>5.108,5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.86">
            <text:p>485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AYSA ALESSANDRA BERNARDO DE LIMA<text:s text:c="4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38.46">
            <text:p>3.538,46</text:p>
          </table:table-cell>
          <table:table-cell office:value-type="float" office:value="306.52">
            <text:p>306,52</text:p>
          </table:table-cell>
          <table:table-cell office:value-type="float" office:value="43.20">
            <text:p>43,2</text:p>
          </table:table-cell>
          <table:table-cell office:value-type="float" office:value="0.00">
            <text:p>0</text:p>
          </table:table-cell>
          <table:table-cell office:value-type="float" office:value="349.72">
            <text:p>349,72</text:p>
          </table:table-cell>
          <table:table-cell office:value-type="float" office:value="3188.74">
            <text:p>3.188,74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ALVES DA SILVA<text:s text:c="59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904.15">
            <text:p>4.904,15</text:p>
          </table:table-cell>
          <table:table-cell office:value-type="float" office:value="306.52">
            <text:p>306,52</text:p>
          </table:table-cell>
          <table:table-cell office:value-type="float" office:value="229.15">
            <text:p>229,15</text:p>
          </table:table-cell>
          <table:table-cell office:value-type="float" office:value="0.00">
            <text:p>0</text:p>
          </table:table-cell>
          <table:table-cell office:value-type="float" office:value="535.67">
            <text:p>535,67</text:p>
          </table:table-cell>
          <table:table-cell office:value-type="float" office:value="4368.48">
            <text:p>4.368,4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8.65">
            <text:p>278,6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FARIAS DE ANDRADE ASSIS<text:s text:c="50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04.86">
            <text:p>5.804,86</text:p>
          </table:table-cell>
          <table:table-cell office:value-type="float" office:value="555.82">
            <text:p>555,82</text:p>
          </table:table-cell>
          <table:table-cell office:value-type="float" office:value="375.71">
            <text:p>375,71</text:p>
          </table:table-cell>
          <table:table-cell office:value-type="float" office:value="0.00">
            <text:p>0</text:p>
          </table:table-cell>
          <table:table-cell office:value-type="float" office:value="931.53">
            <text:p>931,53</text:p>
          </table:table-cell>
          <table:table-cell office:value-type="float" office:value="4873.33">
            <text:p>4.873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HENRIQUE AUSTREGESILO DE ATHAYDE CHADA<text:s text:c="35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897.96">
            <text:p>2.897,96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81.86">
            <text:p>4.881,86</text:p>
          </table:table-cell>
          <table:table-cell office:value-type="float" office:value="318.78">
            <text:p>318,78</text:p>
          </table:table-cell>
          <table:table-cell office:value-type="float" office:value="221.37">
            <text:p>221,37</text:p>
          </table:table-cell>
          <table:table-cell office:value-type="float" office:value="0.00">
            <text:p>0</text:p>
          </table:table-cell>
          <table:table-cell office:value-type="float" office:value="540.15">
            <text:p>540,15</text:p>
          </table:table-cell>
          <table:table-cell office:value-type="float" office:value="4341.71">
            <text:p>4.341,71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4.90">
            <text:p>144,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HENRIQUE FERREIRA<text:s text:c="56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20.10">
            <text:p>3.820,1</text:p>
          </table:table-cell>
          <table:table-cell office:value-type="float" office:value="321.42">
            <text:p>321,42</text:p>
          </table:table-cell>
          <table:table-cell office:value-type="float" office:value="63.20">
            <text:p>63,2</text:p>
          </table:table-cell>
          <table:table-cell office:value-type="float" office:value="0.00">
            <text:p>0</text:p>
          </table:table-cell>
          <table:table-cell office:value-type="float" office:value="384.62">
            <text:p>384,62</text:p>
          </table:table-cell>
          <table:table-cell office:value-type="float" office:value="3435.48">
            <text:p>3.435,4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6.10">
            <text:p>146,1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PACHECO ANDRADE PEREIRA<text:s text:c="50"/></text:p>
          </table:table-cell>
          <table:table-cell office:value-type="string">
            <text:p>ANALISTA DO MP - ADM. DE BANCO DE DADOS 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04.86">
            <text:p>5.804,86</text:p>
          </table:table-cell>
          <table:table-cell office:value-type="float" office:value="555.82">
            <text:p>555,82</text:p>
          </table:table-cell>
          <table:table-cell office:value-type="float" office:value="375.71">
            <text:p>375,71</text:p>
          </table:table-cell>
          <table:table-cell office:value-type="float" office:value="0.00">
            <text:p>0</text:p>
          </table:table-cell>
          <table:table-cell office:value-type="float" office:value="931.53">
            <text:p>931,53</text:p>
          </table:table-cell>
          <table:table-cell office:value-type="float" office:value="4873.33">
            <text:p>4.873,3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PAES CERQUEIRA DE FRANCA<text:s text:c="49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OMAZ AUGUSTO LUCENA FIREMAN<text:s text:c="51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786.50">
            <text:p>2.786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38.46">
            <text:p>3.538,46</text:p>
          </table:table-cell>
          <table:table-cell office:value-type="float" office:value="306.52">
            <text:p>306,52</text:p>
          </table:table-cell>
          <table:table-cell office:value-type="float" office:value="28.98">
            <text:p>28,98</text:p>
          </table:table-cell>
          <table:table-cell office:value-type="float" office:value="0.00">
            <text:p>0</text:p>
          </table:table-cell>
          <table:table-cell office:value-type="float" office:value="335.50">
            <text:p>335,5</text:p>
          </table:table-cell>
          <table:table-cell office:value-type="float" office:value="3202.96">
            <text:p>3.202,9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IAGO MELO TEIXEIRA<text:s text:c="61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ANESSA CRISTINA DE MORAES SANTOS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53.45">
            <text:p>5.853,45</text:p>
          </table:table-cell>
          <table:table-cell office:value-type="float" office:value="534.44">
            <text:p>534,44</text:p>
          </table:table-cell>
          <table:table-cell office:value-type="float" office:value="391.46">
            <text:p>391,46</text:p>
          </table:table-cell>
          <table:table-cell office:value-type="float" office:value="0.00">
            <text:p>0</text:p>
          </table:table-cell>
          <table:table-cell office:value-type="float" office:value="925.90">
            <text:p>925,9</text:p>
          </table:table-cell>
          <table:table-cell office:value-type="float" office:value="4927.55">
            <text:p>4.927,5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2.93">
            <text:p>242,9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ANIA LUCIA FALCAO FEITOSA<text:s text:c="54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TOR ANDRE CARNEIRO MAGALHAES<text:s text:c="49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2576.29">
            <text:p>2.576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28.25">
            <text:p>3.328,25</text:p>
          </table:table-cell>
          <table:table-cell office:value-type="float" office:value="283.39">
            <text:p>283,39</text:p>
          </table:table-cell>
          <table:table-cell office:value-type="float" office:value="29.17">
            <text:p>29,17</text:p>
          </table:table-cell>
          <table:table-cell office:value-type="float" office:value="0.00">
            <text:p>0</text:p>
          </table:table-cell>
          <table:table-cell office:value-type="float" office:value="312.56">
            <text:p>312,56</text:p>
          </table:table-cell>
          <table:table-cell office:value-type="float" office:value="3015.69">
            <text:p>3.015,6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TOR HUGO LESSA PIERRE<text:s text:c="56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052.90">
            <text:p>5.052,9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97.20">
            <text:p>7.397,2</text:p>
          </table:table-cell>
          <table:table-cell office:value-type="float" office:value="555.82">
            <text:p>555,82</text:p>
          </table:table-cell>
          <table:table-cell office:value-type="float" office:value="805.23">
            <text:p>805,23</text:p>
          </table:table-cell>
          <table:table-cell office:value-type="float" office:value="0.00">
            <text:p>0</text:p>
          </table:table-cell>
          <table:table-cell office:value-type="float" office:value="1361.05">
            <text:p>1.361,05</text:p>
          </table:table-cell>
          <table:table-cell office:value-type="float" office:value="6036.15">
            <text:p>6.036,1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05.30">
            <text:p>505,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TOR LUCAS NAVARRO TOLEDO<text:s text:c="53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92.02">
            <text:p>4.492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243.98">
            <text:p>5.243,98</text:p>
          </table:table-cell>
          <table:table-cell office:value-type="float" office:value="494.12">
            <text:p>494,12</text:p>
          </table:table-cell>
          <table:table-cell office:value-type="float" office:value="263.40">
            <text:p>263,4</text:p>
          </table:table-cell>
          <table:table-cell office:value-type="float" office:value="0.00">
            <text:p>0</text:p>
          </table:table-cell>
          <table:table-cell office:value-type="float" office:value="757.52">
            <text:p>757,52</text:p>
          </table:table-cell>
          <table:table-cell office:value-type="float" office:value="4486.46">
            <text:p>4.486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TOR MARINHO DE MELO MAGALHAES<text:s text:c="4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266.29">
            <text:p>8.266,29</text:p>
          </table:table-cell>
          <table:table-cell office:value-type="float" office:value="589.17">
            <text:p>589,17</text:p>
          </table:table-cell>
          <table:table-cell office:value-type="float" office:value="1035.06">
            <text:p>1.035,06</text:p>
          </table:table-cell>
          <table:table-cell office:value-type="float" office:value="0.00">
            <text:p>0</text:p>
          </table:table-cell>
          <table:table-cell office:value-type="float" office:value="1624.23">
            <text:p>1.624,23</text:p>
          </table:table-cell>
          <table:table-cell office:value-type="float" office:value="6642.06">
            <text:p>6.642,0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5.61">
            <text:p>535,61</text:p>
          </table:table-cell>
          <table:table-cell office:value-type="float" office:value="535.60">
            <text:p>535,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TOR LUIZ PEREIRA RIBEIRO<text:s text:c="54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1087.04">
            <text:p>1.087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426.35">
            <text:p>7.426,35</text:p>
          </table:table-cell>
          <table:table-cell office:value-type="float" office:value="534.44">
            <text:p>534,44</text:p>
          </table:table-cell>
          <table:table-cell office:value-type="float" office:value="819.13">
            <text:p>819,13</text:p>
          </table:table-cell>
          <table:table-cell office:value-type="float" office:value="0.00">
            <text:p>0</text:p>
          </table:table-cell>
          <table:table-cell office:value-type="float" office:value="1353.57">
            <text:p>1.353,57</text:p>
          </table:table-cell>
          <table:table-cell office:value-type="float" office:value="6072.78">
            <text:p>6.072,7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85.86">
            <text:p>485,86</text:p>
          </table:table-cell>
          <table:table-cell office:value-type="float" office:value="242.93">
            <text:p>242,9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AGNER BARROS<text:s text:c="6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423.65">
            <text:p>5.423,65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4610.38">
            <text:p>4.610,3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WAGNER BARROS<text:s text:c="6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71.69">
            <text:p>4.671,69</text:p>
          </table:table-cell>
          <table:table-cell office:value-type="float" office:value="513.89">
            <text:p>513,89</text:p>
          </table:table-cell>
          <table:table-cell office:value-type="float" office:value="299.38">
            <text:p>299,38</text:p>
          </table:table-cell>
          <table:table-cell office:value-type="float" office:value="0.00">
            <text:p>0</text:p>
          </table:table-cell>
          <table:table-cell office:value-type="float" office:value="813.27">
            <text:p>813,27</text:p>
          </table:table-cell>
          <table:table-cell office:value-type="float" office:value="3858.42">
            <text:p>3.858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ARLLEY KALEU DA SILVA<text:s text:c="5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4858.56">
            <text:p>4.858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53.45">
            <text:p>5.853,45</text:p>
          </table:table-cell>
          <table:table-cell office:value-type="float" office:value="534.44">
            <text:p>534,44</text:p>
          </table:table-cell>
          <table:table-cell office:value-type="float" office:value="391.46">
            <text:p>391,46</text:p>
          </table:table-cell>
          <table:table-cell office:value-type="float" office:value="0.00">
            <text:p>0</text:p>
          </table:table-cell>
          <table:table-cell office:value-type="float" office:value="925.90">
            <text:p>925,9</text:p>
          </table:table-cell>
          <table:table-cell office:value-type="float" office:value="4927.55">
            <text:p>4.927,5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2.93">
            <text:p>242,9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ESLEY DE OLIVEIRA CAVALCANTE<text:s text:c="51"/></text:p>
          </table:table-cell>
          <table:table-cell office:value-type="string">
            <text:p>ANALISTA DO MP - DESENV. DE SISTEMAS<text:s text:c="4"/></text:p>
          </table:table-cell>
          <table:table-cell office:value-type="string">
            <text:p>FUNCIONARIOS ATIVOS<text:s text:c="21"/></text:p>
          </table:table-cell>
          <table:table-cell office:value-type="float" office:value="4671.69">
            <text:p>4.671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5.70">
            <text:p>155,7</text:p>
          </table:table-cell>
          <table:table-cell office:value-type="float" office:value="0.00">
            <text:p>0</text:p>
          </table:table-cell>
          <table:table-cell office:value-type="float" office:value="6046.51">
            <text:p>6.046,51</text:p>
          </table:table-cell>
          <table:table-cell office:value-type="float" office:value="513.89">
            <text:p>513,89</text:p>
          </table:table-cell>
          <table:table-cell office:value-type="float" office:value="319.17">
            <text:p>319,17</text:p>
          </table:table-cell>
          <table:table-cell office:value-type="float" office:value="0.00">
            <text:p>0</text:p>
          </table:table-cell>
          <table:table-cell office:value-type="float" office:value="833.06">
            <text:p>833,06</text:p>
          </table:table-cell>
          <table:table-cell office:value-type="float" office:value="5213.45">
            <text:p>5.213,4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7.16">
            <text:p>467,16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ILLAMS FERREIRA DE OLIVEIRA<text:s text:c="52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FUNCIONARIOS ATIVOS<text:s text:c="21"/></text:p>
          </table:table-cell>
          <table:table-cell office:value-type="float" office:value="5356.08">
            <text:p>5.356,08</text:p>
          </table:table-cell>
          <table:table-cell office:value-type="float" office:value="0.00">
            <text:p>0</text:p>
          </table:table-cell>
          <table:table-cell office:value-type="float" office:value="1753.22">
            <text:p>1.753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64.66">
            <text:p>8.664,66</text:p>
          </table:table-cell>
          <table:table-cell office:value-type="float" office:value="589.17">
            <text:p>589,17</text:p>
          </table:table-cell>
          <table:table-cell office:value-type="float" office:value="1144.61">
            <text:p>1.144,61</text:p>
          </table:table-cell>
          <table:table-cell office:value-type="float" office:value="0.00">
            <text:p>0</text:p>
          </table:table-cell>
          <table:table-cell office:value-type="float" office:value="1733.78">
            <text:p>1.733,78</text:p>
          </table:table-cell>
          <table:table-cell office:value-type="float" office:value="6930.88">
            <text:p>6.930,8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03.40">
            <text:p>803,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ZEZITO JOSE DOS SANTOS<text:s text:c="5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2.04">
            <text:p>2.922,04</text:p>
          </table:table-cell>
          <table:table-cell office:value-type="float" office:value="0.00">
            <text:p>0</text:p>
          </table:table-cell>
          <table:table-cell office:value-type="float" office:value="973.92">
            <text:p>973,92</text:p>
          </table:table-cell>
          <table:table-cell office:value-type="float" office:value="0.00">
            <text:p>0</text:p>
          </table:table-cell>
          <table:table-cell office:value-type="float" office:value="4647.92">
            <text:p>4.647,92</text:p>
          </table:table-cell>
          <table:table-cell office:value-type="float" office:value="321.42">
            <text:p>321,4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1.42">
            <text:p>321,42</text:p>
          </table:table-cell>
          <table:table-cell office:value-type="float" office:value="4326.50">
            <text:p>4.326,5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 table:style-name="ce2">
            <text:p>Total</text:p>
          </table:table-cell>
          <table:table-cell table:style-name="ce2"/>
          <table:table-cell table:style-name="ce2"/>
          <table:table-cell table:style-name="ce2"/>
          <table:table-cell office:value-type="float" office:value="556565.52" table:style-name="ce2">
            <text:p>556.565,52</text:p>
          </table:table-cell>
          <table:table-cell office:value-type="float" office:value="0.00" table:style-name="ce2">
            <text:p>0</text:p>
          </table:table-cell>
          <table:table-cell office:value-type="float" office:value="390261.80" table:style-name="ce2">
            <text:p>390.261,8</text:p>
          </table:table-cell>
          <table:table-cell office:value-type="float" office:value="53799.15" table:style-name="ce2">
            <text:p>53.799,15</text:p>
          </table:table-cell>
          <table:table-cell office:value-type="float" office:value="51188.92" table:style-name="ce2">
            <text:p>51.188,92</text:p>
          </table:table-cell>
          <table:table-cell office:value-type="float" office:value="3164.38" table:style-name="ce2">
            <text:p>3.164,38</text:p>
          </table:table-cell>
          <table:table-cell office:value-type="float" office:value="1245847.22" table:style-name="ce2">
            <text:p>1.245.847,22</text:p>
          </table:table-cell>
          <table:table-cell office:value-type="float" office:value="98254.85" table:style-name="ce2">
            <text:p>98.254,85</text:p>
          </table:table-cell>
          <table:table-cell office:value-type="float" office:value="78529.21" table:style-name="ce2">
            <text:p>78.529,21</text:p>
          </table:table-cell>
          <table:table-cell office:value-type="float" office:value="0.00" table:style-name="ce2">
            <text:p>0</text:p>
          </table:table-cell>
          <table:table-cell office:value-type="float" office:value="176784.06" table:style-name="ce2">
            <text:p>176.784,06</text:p>
          </table:table-cell>
          <table:table-cell office:value-type="float" office:value="1069063.16" table:style-name="ce2">
            <text:p>1.069.063,16</text:p>
          </table:table-cell>
          <table:table-cell office:value-type="float" office:value="151845.79" table:style-name="ce2">
            <text:p>151.845,79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9483.13" table:style-name="ce2">
            <text:p>9.483,13</text:p>
          </table:table-cell>
          <table:table-cell office:value-type="float" office:value="0.00" table:style-name="ce2">
            <text:p>0</text:p>
          </table:table-cell>
          <table:table-cell office:value-type="float" office:value="1162.39" table:style-name="ce2">
            <text:p>1.162,39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7322.19" table:style-name="ce2">
            <text:p>7.322,19</text:p>
          </table:table-cell>
          <table:table-cell office:value-type="float" office:value="19512.01" table:style-name="ce2">
            <text:p>19.512,01</text:p>
          </table:table-cell>
          <table:table-cell office:value-type="float" office:value="0.00" table:style-name="ce2">
            <text:p>0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a) -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2">
          <table:table-cell office:value-type="string">
            <text:p>(b) -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2">
          <table:table-cell office:value-type="string">
            <text:p>(c) -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2">
          <table:table-cell office:value-type="string">
            <text:p>(d) -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2">
          <table:table-cell office:value-type="string">
            <text:p>(e) -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2">
          <table:table-cell office:value-type="string">
            <text:p>(f) -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2">
          <table:table-cell office:value-type="string">
            <text:p>(g) - Total dos rendimentos brutos pagos no mês.</text:p>
          </table:table-cell>
          <table:table-cell table:number-columns-repeated="1023"/>
        </table:table-row>
        <table:table-row table:style-name="ro2">
          <table:table-cell office:value-type="string">
            <text:p>(h) -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2">
          <table:table-cell office:value-type="string">
            <text:p>(i) - Imposto de Renda Retido na Fonte.</text:p>
          </table:table-cell>
          <table:table-cell table:number-columns-repeated="1023"/>
        </table:table-row>
        <table:table-row table:style-name="ro2">
          <table:table-cell office:value-type="string">
            <text:p>(j) -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2">
          <table:table-cell office:value-type="string">
            <text:p>(k) - Total dos descontos efetuados no mês.</text:p>
          </table:table-cell>
          <table:table-cell table:number-columns-repeated="1023"/>
        </table:table-row>
        <table:table-row table:style-name="ro2">
          <table:table-cell office:value-type="string">
            <text:p>(l) - Rendimento líquido após os descontos referidos nos itens anteriores.</text:p>
          </table:table-cell>
          <table:table-cell table:number-columns-repeated="1023"/>
        </table:table-row>
        <table:table-row table:style-name="ro2">
          <table:table-cell office:value-type="string">
            <text:p>(m) - Auxílio-alimentação, Auxílio-transporte, Auxílio-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2">
          <table:table-cell office:value-type="string">
            <text:p>(n) -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2">
          <table:table-cell office:value-type="string">
            <text:p>FUNDAMENTO LEGAL: Resolução CNMP nº 89/2012, art. 7º, inciso VII.</text:p>
          </table:table-cell>
          <table:table-cell table:number-columns-repeated="1023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1.$A$1" table:cell-range-address="$Plan1.$A$1:.$R$4"/>
        </table:named-expressions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1:Plan1.P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 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_20_2" style:display-name="Normal 3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3" style:display-name="Normal 3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_20_2" style:display-name="Normal 4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3" style:display-name="Normal 5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4" style:display-name="Normal 5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2:46:07.9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</meta:initial-creator>
    <meta:creation-date>2015-07-14T18:47:59</meta:creation-date>
    <dc:date>2019-05-16T12:46:15.624000000</dc:date>
    <meta:generator>jOpenDocument/1.3</meta:generator>
    <meta:editing-duration>PT1H54M30S</meta:editing-duration>
    <meta:editing-cycles>3</meta:editing-cycles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